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4"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5"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6"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8"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9"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1"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2"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13"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14" style:family="graphic" style:parent-style-name="standard">
      <style:graphic-properties draw:stroke="none" draw:fill="none" draw:textarea-vertical-align="middle" fo:min-height="2.769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6" style:family="graphic" style:parent-style-name="standard">
      <style:graphic-properties draw:stroke="none" draw:fill="none" draw:textarea-vertical-align="middle" fo:min-height="1.425cm" fo:min-width="2.54cm" fo:padding-top="0.071cm" fo:padding-bottom="0.071cm" fo:padding-left="0.071cm" fo:padding-right="0.071cm"/>
    </style:style>
    <style:style style:name="gr17"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18"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9"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20"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21"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22" style:family="graphic" style:parent-style-name="standard">
      <style:graphic-properties draw:stroke="none" draw:fill="none" draw:textarea-vertical-align="middle" fo:min-height="3.274cm" fo:min-width="2.54cm" fo:padding-top="0.071cm" fo:padding-bottom="0.071cm" fo:padding-left="0.071cm" fo:padding-right="0.071cm"/>
    </style:style>
    <style:style style:name="gr23"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24"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25"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26"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27"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28"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29"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0"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1"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32" style:family="graphic" style:parent-style-name="standard">
      <style:graphic-properties draw:stroke="none" draw:fill="none" draw:textarea-vertical-align="middle" fo:min-height="2.161cm" fo:min-width="2.54cm" fo:padding-top="0.071cm" fo:padding-bottom="0.071cm" fo:padding-left="0.071cm" fo:padding-right="0.071cm"/>
    </style:style>
    <style:style style:name="gr33" style:family="graphic" style:parent-style-name="standard">
      <style:graphic-properties draw:stroke="none" draw:fill="none" draw:textarea-vertical-align="middle" fo:min-height="4.926cm" fo:min-width="2.54cm" fo:padding-top="0.071cm" fo:padding-bottom="0.071cm" fo:padding-left="0.071cm" fo:padding-right="0.071cm"/>
    </style:style>
    <style:style style:name="gr34" style:family="graphic" style:parent-style-name="standard">
      <style:graphic-properties draw:stroke="none" draw:fill="none" draw:textarea-vertical-align="middle" fo:min-height="5.152cm" fo:min-width="2.54cm" fo:padding-top="0.071cm" fo:padding-bottom="0.071cm" fo:padding-left="0.071cm" fo:padding-right="0.071cm"/>
    </style:style>
    <style:style style:name="gr35"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36" style:family="graphic" style:parent-style-name="standard">
      <style:graphic-properties draw:stroke="none" draw:fill="none" draw:textarea-vertical-align="middle" fo:min-height="6.218cm" fo:min-width="2.54cm" fo:padding-top="0.141cm" fo:padding-bottom="0.141cm" fo:padding-left="0.141cm" fo:padding-right="0.141cm"/>
    </style:style>
    <style:style style:name="gr37" style:family="graphic" style:parent-style-name="standard">
      <style:graphic-properties draw:stroke="none" draw:fill="gradient" draw:fill-gradient-name="Gradient_5f_0" draw:shadow="visible" draw:shadow-offset-x="0.051cm" draw:shadow-offset-y="0.051cm" draw:shadow-color="#cdcdcd" draw:shadow-opacity="50%"/>
    </style:style>
    <style:style style:name="gr38" style:family="graphic" style:parent-style-name="standard">
      <style:graphic-properties draw:stroke="none" draw:fill="none" draw:textarea-vertical-align="middle" fo:min-height="6.879cm" fo:min-width="2.54cm" fo:padding-top="0.141cm" fo:padding-bottom="0.141cm" fo:padding-left="0.141cm" fo:padding-right="0.141cm"/>
    </style:style>
    <style:style style:name="gr39" style:family="graphic" style:parent-style-name="standard">
      <style:graphic-properties draw:stroke="none" draw:fill="none" draw:textarea-vertical-align="middle" fo:min-height="5.061cm" fo:min-width="2.54cm" fo:padding-top="0.141cm" fo:padding-bottom="0.141cm" fo:padding-left="0.141cm" fo:padding-right="0.141cm"/>
    </style:style>
    <style:style style:name="gr40" style:family="graphic" style:parent-style-name="standard">
      <style:graphic-properties draw:stroke="none" draw:fill="none" draw:textarea-vertical-align="middle" fo:min-height="4.419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cm" fo:line-height="120%" fo:text-align="center" fo:text-indent="0cm"/>
      <style:text-properties fo:font-size="18pt" style:font-size-asian="18pt" style:font-size-complex="18pt"/>
    </style:style>
    <style:style style:name="P5" style:family="paragraph">
      <loext:graphic-properties draw:fill="none"/>
      <style:text-properties fo:font-size="18pt" style:font-size-asian="18pt" style:font-size-complex="18pt"/>
    </style:style>
    <style:style style:name="P6" style:family="paragraph">
      <style:paragraph-properties fo:margin-left="0cm" fo:margin-right="0cm" fo:margin-top="0cm" fo:margin-bottom="0cm" fo:line-height="120%" fo:text-align="start" fo:text-indent="0cm"/>
    </style:style>
    <style:style style:name="P7" style:family="paragraph">
      <loext:graphic-properties draw:fill="none"/>
      <style:paragraph-properties fo:margin-left="0cm" fo:margin-right="0cm" fo:margin-top="0cm" fo:margin-bottom="0cm" fo:line-height="120%" fo:text-align="start" fo:text-indent="0cm"/>
    </style:style>
    <style:style style:name="P8" style:family="paragraph">
      <style:paragraph-properties fo:margin-left="0cm" fo:margin-right="0cm" fo:margin-top="0cm" fo:margin-bottom="0.212cm" fo:line-height="120%" fo:text-align="justify" fo:text-indent="0cm"/>
    </style:style>
    <style:style style:name="P9" style:family="paragraph">
      <style:paragraph-properties fo:margin-left="0cm" fo:margin-right="0cm" fo:margin-top="0cm" fo:margin-bottom="0.212cm" fo:line-height="120%" fo:text-align="center" fo:text-indent="0cm"/>
    </style:style>
    <style:style style:name="P10" style:family="paragraph">
      <loext:graphic-properties draw:fill="none"/>
      <style:paragraph-properties fo:margin-left="0cm" fo:margin-right="0cm" fo:margin-top="0cm" fo:margin-bottom="0cm" fo:line-height="120%" fo:text-align="center" fo:text-indent="0cm"/>
    </style:style>
    <style:style style:name="P11" style:family="paragraph">
      <style:paragraph-properties fo:margin-left="0.635cm" fo:margin-right="0cm" fo:margin-top="0cm" fo:margin-bottom="0cm" fo:line-height="120%" fo:text-align="start" fo:text-indent="-0.635cm"/>
    </style:style>
    <style:style style:name="P12" style:family="paragraph">
      <loext:graphic-properties draw:fill="none"/>
      <style:paragraph-properties fo:margin-left="0.635cm" fo:margin-right="0cm" fo:margin-top="0cm" fo:margin-bottom="0cm" fo:line-height="120%" fo:text-align="start" fo:text-indent="-0.635cm"/>
    </style:style>
    <style:style style:name="P13" style:family="paragraph">
      <loext:graphic-properties draw:fill="gradient" draw:fill-gradient-name="Gradient_5f_0"/>
    </style:style>
    <style:style style:name="T1" style:family="text">
      <style:text-properties fo:color="#000000" style:font-name="Calibri1" fo:font-size="48pt" style:font-name-asian="Calibri1" style:font-size-asian="48pt" style:font-name-complex="Calibri1" style:font-size-complex="48pt"/>
    </style:style>
    <style:style style:name="T2"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3"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4" style:family="text">
      <style:text-properties fo:color="#000000" style:font-name="Calibri1" fo:font-size="30pt" style:font-name-asian="Calibri1" style:font-size-asian="30pt" style:font-name-complex="Calibri1" style:font-size-complex="30pt"/>
    </style:style>
    <style:style style:name="T5" style:family="text">
      <style:text-properties fo:color="#000000" style:font-name="Calibri1" fo:font-size="12pt" style:font-name-asian="Calibri1" style:font-size-asian="12pt" style:font-name-complex="Calibri1" style:font-size-complex="12pt"/>
    </style:style>
    <style:style style:name="T6" style:family="text">
      <style:text-properties fo:color="#c00000" style:font-name="Calibri1" fo:font-size="12pt" style:font-name-asian="Calibri1" style:font-size-asian="12pt" style:font-name-complex="Calibri1" style:font-size-complex="12pt"/>
    </style:style>
    <style:style style:name="T7" style:family="text">
      <style:text-properties fo:color="#000000" style:font-name="Calibri1" fo:font-size="18pt" style:font-name-asian="Calibri1" style:font-size-asian="18pt" style:font-name-complex="Calibri1" style:font-size-complex="18pt"/>
    </style:style>
    <style:style style:name="T8"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9" style:family="text">
      <style:text-properties fo:color="#000000" style:font-name="Calibri1" fo:font-size="24pt" style:font-name-asian="Calibri1" style:font-size-asian="24pt" style:font-name-complex="Calibri1" style:font-size-complex="24pt"/>
    </style:style>
    <style:style style:name="T10" style:family="text">
      <style:text-properties fo:color="#000000" style:font-name="Calibri1" fo:font-size="11pt" style:font-name-asian="Calibri1" style:font-size-asian="11pt" style:font-name-complex="Calibri1" style:font-size-complex="11pt"/>
    </style:style>
    <style:style style:name="T11"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2" style:family="text">
      <style:text-properties fo:color="#000000" style:font-name="Calibri1" fo:font-size="20pt" style:font-name-asian="Calibri1" style:font-size-asian="20pt" style:font-name-complex="Calibri1" style:font-size-complex="20pt"/>
    </style:style>
    <style:style style:name="T13" style:family="text">
      <style:text-properties fo:color="#5f6c35" style:font-name="Calibri1" fo:font-size="12pt" style:font-name-asian="Calibri1" style:font-size-asian="12pt" style:font-name-complex="Calibri1" style:font-size-complex="12pt"/>
    </style:style>
    <style:style style:name="T14"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5"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6"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7" style:family="text">
      <style:text-properties fo:color="#ff0000" style:font-name="Calibri1" fo:font-size="14pt" fo:font-weight="bold" style:font-name-asian="Calibri1" style:font-size-asian="14pt" style:font-weight-asian="bold" style:font-name-complex="Calibri1" style:font-size-complex="14pt" style:font-weight-complex="bold"/>
    </style:style>
    <style:style style:name="T18" style:family="text">
      <style:text-properties fo:color="#ff0000" style:font-name="Calibri1" fo:font-size="14pt" fo:font-style="italic" fo:font-weight="bold" style:font-name-asian="Calibri1" style:font-size-asian="14pt" style:font-style-asian="italic" style:font-weight-asian="bold" style:font-name-complex="Calibri1" style:font-size-complex="14pt" style:font-style-complex="italic" style:font-weight-complex="bold"/>
    </style:style>
    <style:style style:name="T19" style:family="text">
      <style:text-properties fo:color="#ff0000"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ff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21"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0.5cm" svg:height="1cm" svg:x="0.49cm" svg:y="2.655cm" svg:viewBox="0 0 501 1001" draw:points="0,1001 501,1001 501,0 0,0">
            <text:p/>
          </draw:polygon>
          <draw:frame draw:style-name="gr3" draw:text-style-name="P2" draw:layer="layout" svg:width="0.5cm" svg:height="2.345cm" svg:x="0.49cm" svg:y="1.983cm">
            <draw:text-box>
              <text:p text:style-name="P3"><text:span text:style-name="T1">1</text:span></text:p>
            </draw:text-box>
          </draw:frame>
        </draw:g>
        <draw:g>
          <draw:line draw:style-name="gr4" draw:text-style-name="P2" draw:layer="layout" svg:x1="2.04cm" svg:y1="3.156cm" svg:x2="29.001cm" svg:y2="3.13cm">
            <text:p/>
          </draw:line>
          <draw:frame draw:style-name="gr5" draw:text-style-name="P2" draw:layer="layout" svg:width="5.332cm" svg:height="1.053cm" svg:x="12.854cm" svg:y="2.616cm">
            <draw:text-box>
              <text:p text:style-name="P3"><text:span text:style-name="T2">Immediate actions</text:span></text:p>
            </draw:text-box>
          </draw:frame>
        </draw:g>
        <draw:g>
          <draw:polygon draw:style-name="gr1" draw:text-style-name="P1" draw:layer="layout" svg:width="5cm" svg:height="0.5cm" svg:x="24cm" svg:y="40.57cm" svg:viewBox="0 0 5001 501" draw:points="0,501 5001,501 5001,0 0,0">
            <text:p/>
          </draw:polygon>
          <draw:frame draw:style-name="gr6" draw:text-style-name="P2" draw:layer="layout" svg:width="5cm" svg:height="0.622cm" svg:x="24cm" svg:y="40.509cm">
            <draw:text-box>
              <text:p text:style-name="P3"><text:span text:style-name="T3">Lost/Missing Child </text:span></text:p>
            </draw:text-box>
          </draw:frame>
        </draw:g>
        <draw:g>
          <draw:polygon draw:style-name="gr1" draw:text-style-name="P1" draw:layer="layout" svg:width="0.5cm" svg:height="1cm" svg:x="0.5cm" svg:y="40.58cm" svg:viewBox="0 0 501 1001" draw:points="0,1001 501,1001 501,0 0,0">
            <text:p/>
          </draw:polygon>
          <draw:frame draw:style-name="gr3" draw:text-style-name="P2" draw:layer="layout" svg:width="0.5cm" svg:height="2.345cm" svg:x="0.5cm" svg:y="39.908cm">
            <draw:text-box>
              <text:p text:style-name="P3"><text:span text:style-name="T1">3</text:span></text:p>
            </draw:text-box>
          </draw:frame>
        </draw:g>
        <draw:g>
          <draw:line draw:style-name="gr4" draw:text-style-name="P2" draw:layer="layout" svg:x1="2.05cm" svg:y1="41.081cm" svg:x2="29.011cm" svg:y2="41.055cm">
            <text:p/>
          </draw:line>
          <draw:frame draw:style-name="gr5" draw:text-style-name="P2" draw:layer="layout" svg:width="5.967cm" svg:height="1.053cm" svg:x="12.547cm" svg:y="40.541cm">
            <draw:text-box>
              <text:p text:style-name="P3"><text:span text:style-name="T2">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4">MSL</text:span></text:p>
            </draw:text-box>
          </draw:frame>
        </draw:g>
        <draw:g>
          <draw:g>
            <draw:path draw:style-name="gr1" draw:text-style-name="P1" draw:layer="layout" svg:width="4cm" svg:height="1.5cm" svg:x="13.89cm" svg:y="21.8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3.89cm" svg:y="21.8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3.89cm" svg:y="21.825cm">
            <draw:text-box>
              <text:p text:style-name="P3"><text:span text:style-name="T4">NOMAD</text:span></text:p>
            </draw:text-box>
          </draw:frame>
        </draw:g>
        <draw:g>
          <draw:g>
            <draw:polygon draw:style-name="gr1" draw:text-style-name="P1" draw:layer="layout" svg:width="4cm" svg:height="1.49cm" svg:x="7cm" svg:y="43.63cm" svg:viewBox="0 0 4001 1491" draw:points="0,1491 4001,1491 4001,0 0,0">
              <text:p/>
            </draw:polygon>
            <draw:polygon draw:style-name="gr2" draw:text-style-name="P2" draw:layer="layout" svg:width="4cm" svg:height="1.49cm" svg:x="7cm" svg:y="43.63cm" svg:viewBox="0 0 4001 1491" draw:points="0,1491 4001,1491 4001,0 0,0">
              <text:p/>
            </draw:polygon>
          </draw:g>
          <draw:frame draw:style-name="gr8" draw:text-style-name="P2" draw:layer="layout" svg:width="4cm" svg:height="1.883cm" svg:x="7cm" svg:y="43.434cm">
            <draw:text-box>
              <text:p text:style-name="P3"><text:span text:style-name="T5">Form search teams per instructions from MSL</text:span></text:p>
            </draw:text-box>
          </draw:frame>
        </draw:g>
        <draw:g>
          <draw:g>
            <draw:polygon draw:style-name="gr1" draw:text-style-name="P1" draw:layer="layout" svg:width="4cm" svg:height="2cm" svg:x="7.01cm" svg:y="50.455cm" svg:viewBox="0 0 4001 2001" draw:points="0,2001 4001,2001 4001,0 0,0">
              <text:p/>
            </draw:polygon>
            <draw:polygon draw:style-name="gr2" draw:text-style-name="P2" draw:layer="layout" svg:width="4cm" svg:height="2cm" svg:x="7.01cm" svg:y="50.455cm" svg:viewBox="0 0 4001 2001" draw:points="0,2001 4001,2001 4001,0 0,0">
              <text:p/>
            </draw:polygon>
          </draw:g>
          <draw:frame draw:style-name="gr9" draw:text-style-name="P2" draw:layer="layout" svg:width="4cm" svg:height="2.497cm" svg:x="7.01cm" svg:y="50.207cm">
            <draw:text-box>
              <text:p text:style-name="P3"><text:span text:style-name="T5">Sit with guardians or gather info (if instructed by MSL)</text:span></text:p>
            </draw:text-box>
          </draw:frame>
        </draw:g>
        <draw:g>
          <draw:g>
            <draw:path draw:style-name="gr1" draw:text-style-name="P1"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2cm" svg:y="41.595cm">
            <draw:text-box>
              <text:p text:style-name="P3"><text:span text:style-name="T4">MEDTEAM</text:span></text:p>
            </draw:text-box>
          </draw:frame>
        </draw:g>
        <draw:g>
          <draw:g>
            <draw:path draw:style-name="gr1" draw:text-style-name="P1" draw:layer="layout" svg:width="3.605cm" svg:height="1.5cm" svg:x="17.365cm" svg:y="41.63cm" svg:viewBox="0 0 3606 1501" svg:d="M3107 1501c91 0 169-21 249-67s137-103 183-183 67-158 67-250v-502c0-91-21-169-67-249s-103-137-183-183-158-67-249-67h-2608c-91 0-169 21-249 67s-137 103-183 183-67 158-67 249v502c0 92 21 170 67 250s103 137 183 183 158 67 249 67z">
              <text:p/>
            </draw:path>
            <draw:path draw:style-name="gr2" draw:text-style-name="P2" draw:layer="layout" svg:width="3.605cm" svg:height="1.5cm" svg:x="17.365cm" svg:y="41.63cm" svg:viewBox="0 0 3606 1501" svg:d="M3107 1501c91 0 169-21 249-67s137-103 183-183 67-158 67-250v-502c0-91-21-169-67-249s-103-137-183-183-158-67-249-67h-2608c-91 0-169 21-249 67s-137 103-183 183-67 158-67 249v502c0 92 21 170 67 250s103 137 183 183 158 67 249 67z">
              <text:p/>
            </draw:path>
          </draw:g>
          <draw:frame draw:style-name="gr7" draw:text-style-name="P2" draw:layer="layout" svg:width="3.605cm" svg:height="1.57cm" svg:x="17.365cm" svg:y="41.595cm">
            <draw:text-box>
              <text:p text:style-name="P3"><text:span text:style-name="T4">INTR</text:span></text:p>
            </draw:text-box>
          </draw:frame>
        </draw:g>
        <draw:g>
          <draw:g>
            <draw:polygon draw:style-name="gr1" draw:text-style-name="P1" draw:layer="layout" svg:width="2.623cm" svg:height="1.99cm" svg:x="17.848cm" svg:y="43.63cm" svg:viewBox="0 0 2624 1991" draw:points="0,1991 2624,1991 2624,0 0,0">
              <text:p/>
            </draw:polygon>
            <draw:polygon draw:style-name="gr2" draw:text-style-name="P2" draw:layer="layout" svg:width="2.623cm" svg:height="1.99cm" svg:x="17.848cm" svg:y="43.63cm" svg:viewBox="0 0 2624 1991" draw:points="0,1991 2624,1991 2624,0 0,0">
              <text:p/>
            </draw:polygon>
          </draw:g>
          <draw:frame draw:style-name="gr9" draw:text-style-name="P2" draw:layer="layout" svg:width="2.623cm" svg:height="2.497cm" svg:x="17.848cm" svg:y="43.377cm">
            <draw:text-box>
              <text:p text:style-name="P3"><text:span text:style-name="T5">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6" draw:text-style-name="P2" draw:layer="layout" svg:width="5cm" svg:height="0.622cm" svg:x="23.99cm" svg:y="60.164cm">
            <draw:text-box>
              <text:p text:style-name="P3"><text:span text:style-name="T3">Lost/Missing Child </text:span></text:p>
            </draw:text-box>
          </draw:frame>
        </draw:g>
        <draw:g>
          <draw:polygon draw:style-name="gr1" draw:text-style-name="P1" draw:layer="layout" svg:width="0.5cm" svg:height="1cm" svg:x="0.49cm" svg:y="60.235cm" svg:viewBox="0 0 501 1001" draw:points="0,1001 501,1001 501,0 0,0">
            <text:p/>
          </draw:polygon>
          <draw:frame draw:style-name="gr3" draw:text-style-name="P2" draw:layer="layout" svg:width="0.5cm" svg:height="2.345cm" svg:x="0.49cm" svg:y="59.563cm">
            <draw:text-box>
              <text:p text:style-name="P3"><text:span text:style-name="T1">4</text:span></text:p>
            </draw:text-box>
          </draw:frame>
        </draw:g>
        <draw:g>
          <draw:line draw:style-name="gr4" draw:text-style-name="P2" draw:layer="layout" svg:x1="2.04cm" svg:y1="60.736cm" svg:x2="29.001cm" svg:y2="60.71cm">
            <text:p/>
          </draw:line>
          <draw:frame draw:style-name="gr5" draw:text-style-name="P2" draw:layer="layout" svg:width="3.264cm" svg:height="1.053cm" svg:x="13.888cm" svg:y="60.196cm">
            <draw:text-box>
              <text:p text:style-name="P3"><text:span text:style-name="T2">Post-Event</text:span></text:p>
            </draw:text-box>
          </draw:frame>
        </draw:g>
        <draw:g>
          <draw:g>
            <draw:path draw:style-name="gr1" draw:text-style-name="P1"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5cm" svg:y="3.695cm">
            <draw:text-box>
              <text:p text:style-name="P3"><text:span text:style-name="T4">MSL</text:span></text:p>
            </draw:text-box>
          </draw:frame>
        </draw:g>
        <draw:g>
          <draw:g>
            <draw:polygon draw:style-name="gr1" draw:text-style-name="P1" draw:layer="layout" svg:width="4cm" svg:height="1cm" svg:x="1.5cm" svg:y="5.732cm" svg:viewBox="0 0 4001 1001" draw:points="0,1001 4001,1001 4001,0 0,0">
              <text:p/>
            </draw:polygon>
            <draw:polygon draw:style-name="gr2" draw:text-style-name="P2" draw:layer="layout" svg:width="4cm" svg:height="1cm" svg:x="1.5cm" svg:y="5.732cm" svg:viewBox="0 0 4001 1001" draw:points="0,1001 4001,1001 4001,0 0,0">
              <text:p/>
            </draw:polygon>
          </draw:g>
          <draw:frame draw:style-name="gr10" draw:text-style-name="P2" draw:layer="layout" svg:width="4cm" svg:height="1.269cm" svg:x="1.5cm" svg:y="5.598cm">
            <draw:text-box>
              <text:p text:style-name="P3"><text:span text:style-name="T5">Declare "Radio Priority" </text:span></text:p>
            </draw:text-box>
          </draw:frame>
        </draw:g>
        <draw:g>
          <draw:g>
            <draw:polygon draw:style-name="gr1" draw:text-style-name="P1" draw:layer="layout" svg:width="4cm" svg:height="2.025cm" svg:x="1.5cm" svg:y="7.233cm" svg:viewBox="0 0 4001 2026" draw:points="0,2026 4001,2026 4001,0 0,0">
              <text:p/>
            </draw:polygon>
            <draw:path draw:style-name="gr2" draw:text-style-name="P2" draw:layer="layout" svg:width="4cm" svg:height="2.025cm" svg:x="1.5cm" svg:y="7.233cm" svg:viewBox="0 0 4001 2026" svg:d="M0 2026h4001v-2026h-4001zM160 2026v-2026M3840 2026v-2026">
              <text:p/>
            </draw:path>
          </draw:g>
          <draw:frame draw:style-name="gr9" draw:text-style-name="P2" draw:layer="layout" svg:width="3.68cm" svg:height="2.497cm" svg:x="1.66cm" svg:y="6.997cm">
            <draw:text-box>
              <text:p text:style-name="P3"><text:span text:style-name="T5">All personnel with radios switch to earpieces until incident is over</text:span></text:p>
            </draw:text-box>
          </draw:frame>
        </draw:g>
        <draw:line draw:style-name="gr11" draw:text-style-name="P2" draw:layer="layout" svg:x1="3.5cm" svg:y1="6.732cm" svg:x2="3.5cm" svg:y2="7.233cm">
          <text:p/>
        </draw:line>
        <draw:g>
          <draw:g>
            <draw:polygon draw:style-name="gr1" draw:text-style-name="P1" draw:layer="layout" svg:width="4cm" svg:height="1cm" svg:x="1.5cm" svg:y="11.83cm" svg:viewBox="0 0 4001 1001" draw:points="0,1001 4001,1001 4001,0 0,0">
              <text:p/>
            </draw:polygon>
            <draw:polygon draw:style-name="gr12" draw:text-style-name="P2" draw:layer="layout" svg:width="4cm" svg:height="1cm" svg:x="1.5cm" svg:y="11.83cm" svg:viewBox="0 0 4001 1001" draw:points="0,1001 4001,1001 4001,0 0,0">
              <text:p/>
            </draw:polygon>
          </draw:g>
          <draw:frame draw:style-name="gr10" draw:text-style-name="P2" draw:layer="layout" svg:width="4cm" svg:height="1.269cm" svg:x="1.5cm" svg:y="11.696cm">
            <draw:text-box>
              <text:p text:style-name="P3"><text:span text:style-name="T6">Instructs GATE to be closed!</text:span></text:p>
            </draw:text-box>
          </draw:frame>
        </draw:g>
        <draw:g>
          <draw:g>
            <draw:path draw:style-name="gr1" draw:text-style-name="P1" draw:layer="layout" svg:width="4cm" svg:height="1.5cm" svg:x="6.1cm" svg:y="3.732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1cm" svg:y="3.732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6.1cm" svg:y="3.697cm">
            <draw:text-box>
              <text:p text:style-name="P3"><text:span text:style-name="T4">GATE </text:span></text:p>
            </draw:text-box>
          </draw:frame>
        </draw:g>
        <draw:g>
          <draw:g>
            <draw:path draw:style-name="gr1" draw:text-style-name="P1" draw:layer="layout" svg:width="4cm" svg:height="1.5cm" svg:x="10.7cm" svg:y="3.73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0.7cm" svg:y="3.73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0.7cm" svg:y="3.697cm">
            <draw:text-box>
              <text:p text:style-name="P3"><text:span text:style-name="T4">SL</text:span></text:p>
            </draw:text-box>
          </draw:frame>
        </draw:g>
        <draw:g>
          <draw:g>
            <draw:polygon draw:style-name="gr1" draw:text-style-name="P1" draw:layer="layout" svg:width="4cm" svg:height="1cm" svg:x="10.682cm" svg:y="5.73cm" svg:viewBox="0 0 4001 1001" draw:points="0,1001 4001,1001 4001,0 0,0">
              <text:p/>
            </draw:polygon>
            <draw:polygon draw:style-name="gr2" draw:text-style-name="P2" draw:layer="layout" svg:width="4cm" svg:height="1cm" svg:x="10.682cm" svg:y="5.73cm" svg:viewBox="0 0 4001 1001" draw:points="0,1001 4001,1001 4001,0 0,0">
              <text:p/>
            </draw:polygon>
          </draw:g>
          <draw:frame draw:style-name="gr10" draw:text-style-name="P2" draw:layer="layout" svg:width="4cm" svg:height="1.269cm" svg:x="10.682cm" svg:y="5.596cm">
            <draw:text-box>
              <text:p text:style-name="P3"><text:span text:style-name="T5">Notify Law Enforcement (LE)</text:span></text:p>
            </draw:text-box>
          </draw:frame>
        </draw:g>
        <draw:g>
          <draw:g>
            <draw:path draw:style-name="gr1" draw:text-style-name="P1" draw:layer="layout" svg:width="4cm" svg:height="1.5cm" svg:x="20.77cm" svg:y="3.92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0.77cm" svg:y="3.92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5" draw:layer="layout" svg:width="4cm" svg:height="1.977cm" svg:x="20.77cm" svg:y="3.684cm">
            <draw:text-box>
              <text:p text:style-name="P4"><text:span text:style-name="T7">Welfare Enough</text:span></text:p>
            </draw:text-box>
          </draw:frame>
        </draw:g>
        <draw:g>
          <draw:g>
            <draw:polygon draw:style-name="gr1" draw:text-style-name="P1" draw:layer="layout" svg:width="4cm" svg:height="1.625cm" svg:x="1.5cm" svg:y="9.732cm" svg:viewBox="0 0 4001 1626" draw:points="0,1626 4001,1626 4001,0 0,0">
              <text:p/>
            </draw:polygon>
            <draw:path draw:style-name="gr2" draw:text-style-name="P2" draw:layer="layout" svg:width="4cm" svg:height="1.625cm" svg:x="1.5cm" svg:y="9.732cm" svg:viewBox="0 0 4001 1626" svg:d="M0 1626h4001v-1626h-4001zM160 1626v-1626M3840 1626v-1626">
              <text:p/>
            </draw:path>
          </draw:g>
          <draw:frame draw:style-name="gr8" draw:text-style-name="P2" draw:layer="layout" svg:width="3.68cm" svg:height="1.883cm" svg:x="1.66cm" svg:y="9.603cm">
            <draw:text-box>
              <text:p text:style-name="P3"><text:span text:style-name="T5">MSL directs all radio communications for duration of event</text:span></text:p>
            </draw:text-box>
          </draw:frame>
        </draw:g>
        <draw:line draw:style-name="gr11" draw:text-style-name="P2" draw:layer="layout" svg:x1="3.5cm" svg:y1="9.258cm" svg:x2="3.5cm" svg:y2="9.731cm">
          <text:p/>
        </draw:line>
        <draw:g>
          <draw:polygon draw:style-name="gr1" draw:text-style-name="P1" draw:layer="layout" svg:width="0.5cm" svg:height="1cm" svg:x="0.475cm" svg:y="20.79cm" svg:viewBox="0 0 501 1001" draw:points="0,1001 501,1001 501,0 0,0">
            <text:p/>
          </draw:polygon>
          <draw:frame draw:style-name="gr3" draw:text-style-name="P2" draw:layer="layout" svg:width="0.5cm" svg:height="2.345cm" svg:x="0.475cm" svg:y="20.118cm">
            <draw:text-box>
              <text:p text:style-name="P3"><text:span text:style-name="T1">2</text:span></text:p>
            </draw:text-box>
          </draw:frame>
        </draw:g>
        <draw:g>
          <draw:line draw:style-name="gr4" draw:text-style-name="P2" draw:layer="layout" svg:x1="2.025cm" svg:y1="21.291cm" svg:x2="28.986cm" svg:y2="21.265cm">
            <text:p/>
          </draw:line>
          <draw:frame draw:style-name="gr5" draw:text-style-name="P2" draw:layer="layout" svg:width="5.129cm" svg:height="1.053cm" svg:x="12.94cm" svg:y="20.751cm">
            <draw:text-box>
              <text:p text:style-name="P3"><text:span text:style-name="T2">Get Into Positions</text:span></text:p>
            </draw:text-box>
          </draw:frame>
        </draw:g>
        <draw:g>
          <draw:g>
            <draw:path draw:style-name="gr1" draw:text-style-name="P1"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885cm" svg:y="21.825cm">
            <draw:text-box>
              <text:p text:style-name="P3"><text:span text:style-name="T4">MSL</text:span></text:p>
            </draw:text-box>
          </draw:frame>
        </draw:g>
        <draw:g>
          <draw:g>
            <draw:path draw:style-name="gr1" draw:text-style-name="P1" draw:layer="layout" svg:width="3.165cm" svg:height="1.5cm" svg:x="6.405cm" svg:y="21.86cm" svg:viewBox="0 0 3166 1501" svg:d="M2667 1501c91 0 169-21 249-67s137-103 183-183 67-158 67-250v-502c0-91-21-169-67-249s-103-137-183-183-158-67-249-67h-2168c-91 0-169 21-249 67s-137 103-183 183-67 158-67 249v502c0 92 21 170 67 250s103 137 183 183 158 67 249 67z">
              <text:p/>
            </draw:path>
            <draw:path draw:style-name="gr2" draw:text-style-name="P2" draw:layer="layout" svg:width="3.165cm" svg:height="1.5cm" svg:x="6.405cm" svg:y="21.86cm" svg:viewBox="0 0 3166 1501" svg:d="M2667 1501c91 0 169-21 249-67s137-103 183-183 67-158 67-250v-502c0-91-21-169-67-249s-103-137-183-183-158-67-249-67h-2168c-91 0-169 21-249 67s-137 103-183 183-67 158-67 249v502c0 92 21 170 67 250s103 137 183 183 158 67 249 67z">
              <text:p/>
            </draw:path>
          </draw:g>
          <draw:frame draw:style-name="gr7" draw:text-style-name="P2" draw:layer="layout" svg:width="3.165cm" svg:height="1.57cm" svg:x="6.405cm" svg:y="21.825cm">
            <draw:text-box>
              <text:p text:style-name="P3"><text:span text:style-name="T4">INTR</text:span></text:p>
            </draw:text-box>
          </draw:frame>
        </draw:g>
        <draw:g>
          <draw:g>
            <draw:polygon draw:style-name="gr1" draw:text-style-name="P1" draw:layer="layout" svg:width="4cm" svg:height="1.068cm" svg:x="1.885cm" svg:y="23.852cm" svg:viewBox="0 0 4001 1069" draw:points="0,1069 4001,1069 4001,0 0,0">
              <text:p/>
            </draw:polygon>
            <draw:polygon draw:style-name="gr2" draw:text-style-name="P2" draw:layer="layout" svg:width="4cm" svg:height="1.068cm" svg:x="1.885cm" svg:y="23.852cm" svg:viewBox="0 0 4001 1069" draw:points="0,1069 4001,1069 4001,0 0,0">
              <text:p/>
            </draw:polygon>
          </draw:g>
          <draw:frame draw:style-name="gr10" draw:text-style-name="P2" draw:layer="layout" svg:width="4cm" svg:height="1.269cm" svg:x="1.885cm" svg:y="23.752cm">
            <draw:text-box>
              <text:p text:style-name="P3"><text:span text:style-name="T5">Meet parent(s)/ guardian(s) at Malfare</text:span></text:p>
            </draw:text-box>
          </draw:frame>
        </draw:g>
        <draw:g>
          <draw:polygon draw:style-name="gr1" draw:text-style-name="P1" draw:layer="layout" svg:width="5cm" svg:height="0.5cm" svg:x="24.065cm" svg:y="20.73cm" svg:viewBox="0 0 5001 501" draw:points="0,501 5001,501 5001,0 0,0">
            <text:p/>
          </draw:polygon>
          <draw:frame draw:style-name="gr6" draw:text-style-name="P2" draw:layer="layout" svg:width="5cm" svg:height="0.622cm" svg:x="24.065cm" svg:y="20.669cm">
            <draw:text-box>
              <text:p text:style-name="P3"><text:span text:style-name="T3">Lost/Missing Child </text:span></text:p>
            </draw:text-box>
          </draw:frame>
        </draw:g>
        <draw:g>
          <draw:g>
            <draw:polygon draw:style-name="gr1" draw:text-style-name="P1" draw:layer="layout" svg:width="4cm" svg:height="1.5cm" svg:x="20.77cm" svg:y="5.922cm" svg:viewBox="0 0 4001 1501" draw:points="0,1501 4001,1501 4001,0 0,0">
              <text:p/>
            </draw:polygon>
            <draw:polygon draw:style-name="gr2" draw:text-style-name="P2" draw:layer="layout" svg:width="4cm" svg:height="1.5cm" svg:x="20.77cm" svg:y="5.922cm" svg:viewBox="0 0 4001 1501" draw:points="0,1501 4001,1501 4001,0 0,0">
              <text:p/>
            </draw:polygon>
          </draw:g>
          <draw:frame draw:style-name="gr8" draw:text-style-name="P2" draw:layer="layout" svg:width="4cm" svg:height="1.883cm" svg:x="20.77cm" svg:y="5.731cm">
            <draw:text-box>
              <text:p text:style-name="P3"><text:span text:style-name="T5">Take up position outside of Welfare Center</text:span></text:p>
            </draw:text-box>
          </draw:frame>
        </draw:g>
        <draw:g>
          <draw:g>
            <draw:polygon draw:style-name="gr1" draw:text-style-name="P1" draw:layer="layout" svg:width="4cm" svg:height="2.5cm" svg:x="20.77cm" svg:y="7.92cm" svg:viewBox="0 0 4001 2501" draw:points="0,2501 4001,2501 4001,0 0,0">
              <text:p/>
            </draw:polygon>
            <draw:polygon draw:style-name="gr2" draw:text-style-name="P2" draw:layer="layout" svg:width="4cm" svg:height="2.5cm" svg:x="20.77cm" svg:y="7.92cm" svg:viewBox="0 0 4001 2501" draw:points="0,2501 4001,2501 4001,0 0,0">
              <text:p/>
            </draw:polygon>
          </draw:g>
          <draw:frame draw:style-name="gr13" draw:text-style-name="P2" draw:layer="layout" svg:width="4cm" svg:height="2.5cm" svg:x="20.77cm" svg:y="7.92cm">
            <draw:text-box>
              <text:p text:style-name="P3"><text:span text:style-name="T5">Oversee Malfare Complex for duration of the emergency/incident</text:span></text:p>
            </draw:text-box>
          </draw:frame>
        </draw:g>
        <draw:g>
          <draw:g>
            <draw:path draw:style-name="gr1" draw:text-style-name="P1" draw:layer="layout" svg:width="4cm" svg:height="1.5cm" svg:x="21.2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1.2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1.27cm" svg:y="41.595cm">
            <draw:text-box>
              <text:p text:style-name="P3"><text:span text:style-name="T4">SL</text:span></text:p>
            </draw:text-box>
          </draw:frame>
        </draw:g>
        <draw:g>
          <draw:g>
            <draw:polygon draw:style-name="gr1" draw:text-style-name="P1" draw:layer="layout" svg:width="3.34cm" svg:height="1.567cm" svg:x="18.41cm" svg:y="23.852cm" svg:viewBox="0 0 3341 1568" draw:points="0,1568 3341,1568 3341,0 0,0">
              <text:p/>
            </draw:polygon>
            <draw:polygon draw:style-name="gr2" draw:text-style-name="P2" draw:layer="layout" svg:width="3.34cm" svg:height="1.567cm" svg:x="18.41cm" svg:y="23.852cm" svg:viewBox="0 0 3341 1568" draw:points="0,1568 3341,1568 3341,0 0,0">
              <text:p/>
            </draw:polygon>
          </draw:g>
          <draw:frame draw:style-name="gr8" draw:text-style-name="P2" draw:layer="layout" svg:width="3.34cm" svg:height="1.883cm" svg:x="18.41cm" svg:y="23.694cm">
            <draw:text-box>
              <text:p text:style-name="P3"><text:span text:style-name="T5">Move to Gate to wait for LE to arrive. </text:span></text:p>
            </draw:text-box>
          </draw:frame>
        </draw:g>
        <draw:g>
          <draw:g>
            <draw:polygon draw:style-name="gr1" draw:text-style-name="P1" draw:layer="layout" svg:width="4cm" svg:height="1cm" svg:x="21.27cm" svg:y="43.63cm" svg:viewBox="0 0 4001 1001" draw:points="0,1001 4001,1001 4001,0 0,0">
              <text:p/>
            </draw:polygon>
            <draw:polygon draw:style-name="gr2" draw:text-style-name="P2" draw:layer="layout" svg:width="4cm" svg:height="1cm" svg:x="21.27cm" svg:y="43.63cm" svg:viewBox="0 0 4001 1001" draw:points="0,1001 4001,1001 4001,0 0,0">
              <text:p/>
            </draw:polygon>
          </draw:g>
          <draw:frame draw:style-name="gr10" draw:text-style-name="P2" draw:layer="layout" svg:width="4cm" svg:height="1.269cm" svg:x="21.27cm" svg:y="43.496cm">
            <draw:text-box>
              <text:p text:style-name="P3"><text:span text:style-name="T5">Meet LE and bring them to scene/MSL</text:span></text:p>
            </draw:text-box>
          </draw:frame>
        </draw:g>
        <draw:g>
          <draw:g>
            <draw:polygon draw:style-name="gr1" draw:text-style-name="P1" draw:layer="layout" svg:width="4cm" svg:height="1.5cm" svg:x="21.27cm" svg:y="45.13cm" svg:viewBox="0 0 4001 1501" draw:points="0,1501 4001,1501 4001,0 0,0">
              <text:p/>
            </draw:polygon>
            <draw:polygon draw:style-name="gr2" draw:text-style-name="P2" draw:layer="layout" svg:width="4cm" svg:height="1.5cm" svg:x="21.27cm" svg:y="45.13cm" svg:viewBox="0 0 4001 1501" draw:points="0,1501 4001,1501 4001,0 0,0">
              <text:p/>
            </draw:polygon>
          </draw:g>
          <draw:frame draw:style-name="gr8" draw:text-style-name="P2" draw:layer="layout" svg:width="4cm" svg:height="1.883cm" svg:x="21.27cm" svg:y="44.939cm">
            <draw:text-box>
              <text:p text:style-name="P3"><text:span text:style-name="T5">Coordinate with MSL to make all non-medical decisions</text:span></text:p>
            </draw:text-box>
          </draw:frame>
        </draw:g>
        <draw:g>
          <draw:g>
            <draw:polygon draw:style-name="gr1" draw:text-style-name="P1" draw:layer="layout" svg:width="4cm" svg:height="1.5cm" svg:x="7.01cm" svg:y="45.72cm" svg:viewBox="0 0 4001 1501" draw:points="0,1501 4001,1501 4001,0 0,0">
              <text:p/>
            </draw:polygon>
            <draw:path draw:style-name="gr2" draw:text-style-name="P2" draw:layer="layout" svg:width="4cm" svg:height="1.5cm" svg:x="7.01cm" svg:y="45.72cm" svg:viewBox="0 0 4001 1501" svg:d="M0 1501h4001v-1501h-4001zM160 1501v-1501M3840 1501v-1501">
              <text:p/>
            </draw:path>
          </draw:g>
          <draw:frame draw:style-name="gr8" draw:text-style-name="P2" draw:layer="layout" svg:width="3.68cm" svg:height="1.883cm" svg:x="7.17cm" svg:y="45.529cm">
            <draw:text-box>
              <text:p text:style-name="P6"><text:span text:style-name="T5">Search appointed area and report to MSL</text:span></text:p>
            </draw:text-box>
          </draw:frame>
        </draw:g>
        <draw:g>
          <draw:g>
            <draw:polygon draw:style-name="gr1" draw:text-style-name="P1" draw:layer="layout" svg:width="4cm" svg:height="2.373cm" svg:x="7.01cm" svg:y="47.858cm" svg:viewBox="0 0 4001 2374" draw:points="0,2374 4001,2374 4001,0 0,0">
              <text:p/>
            </draw:polygon>
            <draw:path draw:style-name="gr2" draw:text-style-name="P2" draw:layer="layout" svg:width="4cm" svg:height="2.373cm" svg:x="7.01cm" svg:y="47.858cm" svg:viewBox="0 0 4001 2374" svg:d="M0 2374h4001v-2374h-4001zM160 2374v-2374M3840 2374v-2374">
              <text:p/>
            </draw:path>
          </draw:g>
          <draw:frame draw:style-name="gr14" draw:text-style-name="P7" draw:layer="layout" svg:width="3.68cm" svg:height="2.911cm" svg:x="7.17cm" svg:y="47.589cm">
            <draw:text-box>
              <text:p text:style-name="P6"><text:span text:style-name="T5">(as directed by MSL) Help spread the word about the missing child</text:span></text:p>
            </draw:text-box>
          </draw:frame>
        </draw:g>
        <draw:g>
          <draw:g>
            <draw:path draw:style-name="gr1" draw:text-style-name="P1" draw:layer="layout" svg:width="3.18cm" svg:height="1.5cm" svg:x="10.39cm" svg:y="21.928cm" svg:viewBox="0 0 3181 1501" svg:d="M2681 1501c92 0 170-21 250-67s137-103 183-183 67-158 67-250v-502c0-91-21-169-67-249s-103-137-183-183-158-67-250-67h-2182c-92 0-169 21-249 67s-137 103-183 183-67 158-67 249v502c0 92 21 170 67 250s103 137 183 183 157 67 249 67z">
              <text:p/>
            </draw:path>
            <draw:path draw:style-name="gr2" draw:text-style-name="P2" draw:layer="layout" svg:width="3.18cm" svg:height="1.5cm" svg:x="10.39cm" svg:y="21.928cm" svg:viewBox="0 0 3181 1501" svg:d="M2681 1501c92 0 170-21 250-67s137-103 183-183 67-158 67-250v-502c0-91-21-169-67-249s-103-137-183-183-158-67-250-67h-2182c-92 0-169 21-249 67s-137 103-183 183-67 158-67 249v502c0 92 21 170 67 250s103 137 183 183 157 67 249 67z">
              <text:p/>
            </draw:path>
          </draw:g>
          <draw:frame draw:style-name="gr7" draw:text-style-name="P2" draw:layer="layout" svg:width="3.18cm" svg:height="1.57cm" svg:x="10.39cm" svg:y="21.893cm">
            <draw:text-box>
              <text:p text:style-name="P3"><text:span text:style-name="T4">WE</text:span></text:p>
            </draw:text-box>
          </draw:frame>
        </draw:g>
        <draw:g>
          <draw:g>
            <draw:polygon draw:style-name="gr1" draw:text-style-name="P1" draw:layer="layout" svg:width="4cm" svg:height="1.5cm" svg:x="1.5cm" svg:y="13.304cm" svg:viewBox="0 0 4001 1501" draw:points="0,1501 4001,1501 4001,0 0,0">
              <text:p/>
            </draw:polygon>
            <draw:polygon draw:style-name="gr2" draw:text-style-name="P2" draw:layer="layout" svg:width="4cm" svg:height="1.5cm" svg:x="1.5cm" svg:y="13.304cm" svg:viewBox="0 0 4001 1501" draw:points="0,1501 4001,1501 4001,0 0,0">
              <text:p/>
            </draw:polygon>
          </draw:g>
          <draw:frame draw:style-name="gr15" draw:text-style-name="P2" draw:layer="layout" svg:width="4cm" svg:height="1.5cm" svg:x="1.5cm" svg:y="13.304cm">
            <draw:text-box>
              <text:p text:style-name="P3"><text:span text:style-name="T5">Call NOMADS to Malfare tent </text:span></text:p>
            </draw:text-box>
          </draw:frame>
        </draw:g>
        <draw:g>
          <draw:g>
            <draw:path draw:style-name="gr1" draw:text-style-name="P1" draw:layer="layout" svg:width="3.44cm" svg:height="1.5cm" svg:x="18.41cm" svg:y="21.86cm" svg:viewBox="0 0 3441 1501" svg:d="M2941 1501c92 0 170-21 250-67s137-103 183-183 67-158 67-250v-502c0-91-21-169-67-249s-103-137-183-183-158-67-250-67h-2442c-92 0-169 21-249 67s-137 103-183 183-67 158-67 249v502c0 92 21 170 67 250s103 137 183 183 157 67 249 67z">
              <text:p/>
            </draw:path>
            <draw:path draw:style-name="gr2" draw:text-style-name="P2" draw:layer="layout" svg:width="3.44cm" svg:height="1.5cm" svg:x="18.41cm" svg:y="21.86cm" svg:viewBox="0 0 3441 1501" svg:d="M2941 1501c92 0 170-21 250-67s137-103 183-183 67-158 67-250v-502c0-91-21-169-67-249s-103-137-183-183-158-67-250-67h-2442c-92 0-169 21-249 67s-137 103-183 183-67 158-67 249v502c0 92 21 170 67 250s103 137 183 183 157 67 249 67z">
              <text:p/>
            </draw:path>
          </draw:g>
          <draw:frame draw:style-name="gr7" draw:text-style-name="P2" draw:layer="layout" svg:width="3.44cm" svg:height="1.57cm" svg:x="18.41cm" svg:y="21.825cm">
            <draw:text-box>
              <text:p text:style-name="P3"><text:span text:style-name="T4">SL</text:span></text:p>
            </draw:text-box>
          </draw:frame>
        </draw:g>
        <draw:g>
          <draw:g>
            <draw:polygon draw:style-name="gr1" draw:text-style-name="P1" draw:layer="layout" svg:width="4cm" svg:height="1.567cm" svg:x="13.89cm" svg:y="23.852cm" svg:viewBox="0 0 4001 1568" draw:points="0,1568 4001,1568 4001,0 0,0">
              <text:p/>
            </draw:polygon>
            <draw:polygon draw:style-name="gr2" draw:text-style-name="P2" draw:layer="layout" svg:width="4cm" svg:height="1.567cm" svg:x="13.89cm" svg:y="23.852cm" svg:viewBox="0 0 4001 1568" draw:points="0,1568 4001,1568 4001,0 0,0">
              <text:p/>
            </draw:polygon>
          </draw:g>
          <draw:frame draw:style-name="gr8" draw:text-style-name="P2" draw:layer="layout" svg:width="4cm" svg:height="1.883cm" svg:x="13.89cm" svg:y="23.694cm">
            <draw:text-box>
              <text:p text:style-name="P3"><text:span text:style-name="T5">Stand-by at Malfare for search briefing with MSL</text:span></text:p>
            </draw:text-box>
          </draw:frame>
        </draw:g>
        <draw:g>
          <draw:g>
            <draw:polygon draw:style-name="gr1" draw:text-style-name="P1" draw:layer="layout" svg:width="3.18cm" svg:height="1cm" svg:x="10.39cm" svg:y="23.92cm" svg:viewBox="0 0 3181 1001" draw:points="0,1001 3181,1001 3181,0 0,0">
              <text:p/>
            </draw:polygon>
            <draw:polygon draw:style-name="gr2" draw:text-style-name="P2" draw:layer="layout" svg:width="3.18cm" svg:height="1cm" svg:x="10.39cm" svg:y="23.92cm" svg:viewBox="0 0 3181 1001" draw:points="0,1001 3181,1001 3181,0 0,0">
              <text:p/>
            </draw:polygon>
          </draw:g>
          <draw:frame draw:style-name="gr10" draw:text-style-name="P2" draw:layer="layout" svg:width="3.18cm" svg:height="1.269cm" svg:x="10.39cm" svg:y="23.786cm">
            <draw:text-box>
              <text:p text:style-name="P3"><text:span text:style-name="T5">Stand-by at Malfare</text:span></text:p>
            </draw:text-box>
          </draw:frame>
        </draw:g>
        <draw:g>
          <draw:g>
            <draw:polygon draw:style-name="gr1" draw:text-style-name="P1" draw:layer="layout" svg:width="2.483cm" svg:height="1.567cm" svg:x="6.688cm" svg:y="23.852cm" svg:viewBox="0 0 2484 1568" draw:points="0,1568 2484,1568 2484,0 0,0">
              <text:p/>
            </draw:polygon>
            <draw:polygon draw:style-name="gr2" draw:text-style-name="P2" draw:layer="layout" svg:width="2.483cm" svg:height="1.567cm" svg:x="6.688cm" svg:y="23.852cm" svg:viewBox="0 0 2484 1568" draw:points="0,1568 2484,1568 2484,0 0,0">
              <text:p/>
            </draw:polygon>
          </draw:g>
          <draw:frame draw:style-name="gr16" draw:text-style-name="P2" draw:layer="layout" svg:width="2.483cm" svg:height="1.567cm" svg:x="6.688cm" svg:y="23.852cm">
            <draw:text-box>
              <text:p text:style-name="P3"><text:span text:style-name="T5">With MSL if requested</text:span></text:p>
            </draw:text-box>
          </draw:frame>
        </draw:g>
        <draw:g>
          <draw:g>
            <draw:path draw:style-name="gr1" draw:text-style-name="P1"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7cm" svg:y="41.595cm">
            <draw:text-box>
              <text:p text:style-name="P3"><text:span text:style-name="T4">NOMAD</text:span></text:p>
            </draw:text-box>
          </draw:frame>
        </draw:g>
        <draw:polyline draw:style-name="gr11" draw:text-style-name="P2" draw:layer="layout" svg:width="0.01cm" svg:height="0.6cm" svg:x="9cm" svg:y="45.12cm" svg:viewBox="0 0 11 601" draw:points="0,0 0,188 11,188 11,601">
          <text:p/>
        </draw:polyline>
        <draw:g>
          <draw:g>
            <draw:polygon draw:style-name="gr1" draw:text-style-name="P1" draw:layer="layout" svg:width="3.55cm" svg:height="2.19cm" svg:x="6.325cm" svg:y="5.73cm" svg:viewBox="0 0 3551 2191" draw:points="0,2191 3551,2191 3551,0 0,0">
              <text:p/>
            </draw:polygon>
            <draw:polygon draw:style-name="gr12" draw:text-style-name="P2" draw:layer="layout" svg:width="3.55cm" svg:height="2.19cm" svg:x="6.325cm" svg:y="5.73cm" svg:viewBox="0 0 3551 2191" draw:points="0,2191 3551,2191 3551,0 0,0">
              <text:p/>
            </draw:polygon>
          </draw:g>
          <draw:frame draw:style-name="gr9" draw:text-style-name="P2" draw:layer="layout" svg:width="3.55cm" svg:height="2.497cm" svg:x="6.325cm" svg:y="5.577cm">
            <draw:text-box>
              <text:p text:style-name="P3"><text:span text:style-name="T6">Gate Closed. All traffic out halted and only allowed with MSL approval <text:s/></text:span></text:p>
            </draw:text-box>
          </draw:frame>
        </draw:g>
        <draw:g>
          <draw:polygon draw:style-name="gr1" draw:text-style-name="P1" draw:layer="layout" svg:width="28.35cm" svg:height="0.5cm" svg:x="0.65cm" svg:y="1.2cm" svg:viewBox="0 0 28351 501" draw:points="0,501 28351,501 28351,0 0,0">
            <text:p/>
          </draw:polygon>
          <draw:frame draw:style-name="gr17" draw:text-style-name="P2" draw:layer="layout" svg:width="28.35cm" svg:height="1.485cm" svg:x="0.65cm" svg:y="0.708cm">
            <draw:text-box>
              <text:p text:style-name="P3"><text:span text:style-name="T8">Missing Child </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2.029cm" svg:y="61.42cm">
            <draw:text-box>
              <text:p text:style-name="P3"><text:span text:style-name="T4">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18" draw:text-style-name="P2" draw:layer="layout" svg:width="3.33cm" svg:height="1.5cm" svg:x="6.2cm" svg:y="61.455cm">
            <draw:text-box>
              <text:p text:style-name="P3"><text:span text:style-name="T9">NOMAD</text:span></text:p>
            </draw:text-box>
          </draw:frame>
        </draw:g>
        <draw:g>
          <draw:g>
            <draw:polygon draw:style-name="gr1" draw:text-style-name="P1" draw:layer="layout" svg:width="3.33cm" svg:height="2.005cm" svg:x="2.1cm" svg:y="66.749cm" svg:viewBox="0 0 3331 2006" draw:points="0,2006 3331,2006 3331,0 0,0">
              <text:p/>
            </draw:polygon>
            <draw:polygon draw:style-name="gr2" draw:text-style-name="P2" draw:layer="layout" svg:width="3.33cm" svg:height="2.005cm" svg:x="2.1cm" svg:y="66.749cm" svg:viewBox="0 0 3331 2006" draw:points="0,2006 3331,2006 3331,0 0,0">
              <text:p/>
            </draw:polygon>
          </draw:g>
          <draw:frame draw:style-name="gr9" draw:text-style-name="P2" draw:layer="layout" svg:width="3.33cm" svg:height="2.497cm" svg:x="2.1cm" svg:y="66.503cm">
            <draw:text-box>
              <text:p text:style-name="P3"><text:span text:style-name="T5">Liaise with WE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19" draw:text-style-name="P2" draw:layer="layout" svg:width="3.33cm" svg:height="3.725cm" svg:x="10.37cm" svg:y="66.077cm">
            <draw:text-box>
              <text:p text:style-name="P3"><text:span text:style-name="T5">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20" draw:text-style-name="P2" draw:layer="layout" svg:width="3.33cm" svg:height="0.655cm" svg:x="2cm" svg:y="70.862cm">
            <draw:text-box>
              <text:p text:style-name="P3"><text:span text:style-name="T5">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21" draw:text-style-name="P2" draw:layer="layout" svg:width="3.101cm" svg:height="1.741cm" svg:x="2.114cm" svg:y="71.719cm">
            <draw:text-box>
              <text:p text:style-name="P3"><text:span text:style-name="T10">Victim(s)/Injured/Traumatized participants</text:span></text:p>
            </draw:text-box>
          </draw:frame>
        </draw:g>
        <draw:line draw:style-name="gr11"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21" draw:text-style-name="P2" draw:layer="layout" svg:width="3.33cm" svg:height="2.305cm" svg:x="6.2cm" svg:y="66.034cm">
            <draw:text-box>
              <text:p text:style-name="P3"><text:span text:style-name="T10">If directed by MSL, clean-up of hazardous materials (blood, etc.)</text:span></text:p>
            </draw:text-box>
          </draw:frame>
        </draw:g>
        <draw:g>
          <draw:g>
            <draw:polygon draw:style-name="gr1" draw:text-style-name="P1" draw:layer="layout" svg:width="3.33cm" svg:height="1.757cm" svg:x="6.2cm" svg:y="69.229cm" svg:viewBox="0 0 3331 1758" draw:points="0,1758 3331,1758 3331,0 0,0">
              <text:p/>
            </draw:polygon>
            <draw:path draw:style-name="gr2" draw:text-style-name="P2" draw:layer="layout" svg:width="3.33cm" svg:height="1.757cm" svg:x="6.2cm" svg:y="69.229cm" svg:viewBox="0 0 3331 1758" svg:d="M0 1758h3331v-1758h-3331zM114 1758v-1758M3217 1758v-1758">
              <text:p/>
            </draw:path>
          </draw:g>
          <draw:frame draw:style-name="gr22" draw:text-style-name="P7" draw:layer="layout" svg:width="3.101cm" svg:height="3.416cm" svg:x="6.314cm" svg:y="68.4cm">
            <draw:text-box>
              <text:p text:style-name="P6"><text:span text:style-name="T5">If directed by MSL, proper disposal of Bio-hazardous materials</text:span></text:p>
            </draw:text-box>
          </draw:frame>
        </draw:g>
        <draw:frame draw:style-name="gr23" draw:text-style-name="P2" draw:layer="layout" svg:width="10.2cm" svg:height="5.21cm" svg:x="17.5cm" svg:y="73.743cm">
          <draw:text-box>
            <text:p text:style-name="P8"><text:span text:style-name="T11">**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37cm" svg:y="61.42cm">
            <draw:text-box>
              <text:p text:style-name="P3"><text:span text:style-name="T4">SL</text:span></text:p>
            </draw:text-box>
          </draw:frame>
        </draw:g>
        <draw:g>
          <draw:g>
            <draw:polygon draw:style-name="gr1" draw:text-style-name="P1" draw:layer="layout" svg:width="3.33cm" svg:height="2.495cm" svg:x="10.369cm" svg:y="70.008cm" svg:viewBox="0 0 3331 2496" draw:points="0,2496 3331,2496 3331,0 0,0">
              <text:p/>
            </draw:polygon>
            <draw:polygon draw:style-name="gr2" draw:text-style-name="P2" draw:layer="layout" svg:width="3.33cm" svg:height="2.495cm" svg:x="10.369cm" svg:y="70.008cm" svg:viewBox="0 0 3331 2496" draw:points="0,2496 3331,2496 3331,0 0,0">
              <text:p/>
            </draw:polygon>
          </draw:g>
          <draw:frame draw:style-name="gr24" draw:text-style-name="P2" draw:layer="layout" svg:width="3.33cm" svg:height="3.111cm" svg:x="10.369cm" svg:y="69.7cm">
            <draw:text-box>
              <text:p text:style-name="P3"><text:span text:style-name="T5">With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8" draw:text-style-name="P2" draw:layer="layout" svg:width="3.101cm" svg:height="1.883cm" svg:x="10.485cm" svg:y="72.645cm">
            <draw:text-box>
              <text:p text:style-name="P6"><text:span text:style-name="T5">Possible Newsletter/flyer at No-Info</text:span></text:p>
            </draw:text-box>
          </draw:frame>
        </draw:g>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4.17cm" svg:y="61.425cm">
            <draw:text-box>
              <text:p text:style-name="P3"><text:span text:style-name="T4">W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8" draw:text-style-name="P2" draw:layer="layout" svg:width="3.33cm" svg:height="1.5cm" svg:x="18.035cm" svg:y="61.46cm">
            <draw:text-box>
              <text:p text:style-name="P3"><text:span text:style-name="T9">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8" draw:text-style-name="P2" draw:layer="layout" svg:width="3.33cm" svg:height="1.5cm" svg:x="21.87cm" svg:y="61.46cm">
            <draw:text-box>
              <text:p text:style-name="P3"><text:span text:style-name="T12">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18" draw:text-style-name="P2" draw:layer="layout" svg:width="3.165cm" svg:height="1.5cm" svg:x="25.635cm" svg:y="61.46cm">
            <draw:text-box>
              <text:p text:style-name="P3"><text:span text:style-name="T12">INTR</text:span></text:p>
            </draw:text-box>
          </draw:frame>
        </draw:g>
        <draw:g>
          <draw:g>
            <draw:polygon draw:style-name="gr1" draw:text-style-name="P1" draw:layer="layout" svg:width="3.33cm" svg:height="3.4cm" svg:x="6.169cm" svg:y="72.137cm" svg:viewBox="0 0 3331 3401" draw:points="0,3401 3331,3401 3331,0 0,0">
              <text:p/>
            </draw:polygon>
            <draw:polygon draw:style-name="gr2" draw:text-style-name="P2" draw:layer="layout" svg:width="3.33cm" svg:height="3.4cm" svg:x="6.169cm" svg:y="72.137cm" svg:viewBox="0 0 3331 3401" draw:points="0,3401 3331,3401 3331,0 0,0">
              <text:p/>
            </draw:polygon>
          </draw:g>
          <draw:frame draw:style-name="gr19" draw:text-style-name="P2" draw:layer="layout" svg:width="3.33cm" svg:height="3.725cm" svg:x="6.169cm" svg:y="71.975cm">
            <draw:text-box>
              <text:p text:style-name="P3"><text:span text:style-name="T5">Help disseminate post-incident information + prevention and diffusion of rumou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25" draw:text-style-name="P2" draw:layer="layout" svg:width="3.33cm" svg:height="2.25cm" svg:x="10.37cm" svg:y="74.734cm" svg:viewBox="0 0 3331 2251" draw:points="0,2251 3331,2251 3331,0 0,0">
              <text:p/>
            </draw:polygon>
          </draw:g>
          <draw:frame draw:style-name="gr9" draw:text-style-name="P2" draw:layer="layout" svg:width="3.33cm" svg:height="2.497cm" svg:x="10.37cm" svg:y="74.611cm">
            <draw:text-box>
              <text:p text:style-name="P3"><text:span text:style-name="T13">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26" draw:text-style-name="P2" draw:layer="layout" svg:width="3.33cm" svg:height="1.505cm" svg:x="18.14cm" svg:y="68.467cm">
            <draw:text-box>
              <text:p text:style-name="P3"><text:span text:style-name="T5">Re-stock grab <text:s/>bag upon return</text:span></text:p>
            </draw:text-box>
          </draw:frame>
        </draw:g>
        <draw:frame draw:style-name="gr27" draw:text-style-name="P2" draw:layer="layout" svg:width="10.47cm" svg:height="2.646cm" svg:x="17.4cm" svg:y="71.014cm">
          <draw:text-box>
            <text:p text:style-name="P9"><text:span text:style-name="T14">REMEMBER: Stay professional. Respect participants’ privacy and DO NOT TELL STORIES. Do not be a part of the rumour mill!</text:span></text:p>
          </draw:text-box>
        </draw:frame>
        <draw:g>
          <draw:g>
            <draw:polygon draw:style-name="gr1" draw:text-style-name="P1" draw:layer="layout" svg:width="3.33cm" svg:height="2.053cm" svg:x="2.029cm" svg:y="73.881cm" svg:viewBox="0 0 3331 2054" draw:points="0,2054 3331,2054 3331,0 0,0">
              <text:p/>
            </draw:polygon>
            <draw:polygon draw:style-name="gr25" draw:text-style-name="P2" draw:layer="layout" svg:width="3.33cm" svg:height="2.053cm" svg:x="2.029cm" svg:y="73.881cm" svg:viewBox="0 0 3331 2054" draw:points="0,2054 3331,2054 3331,0 0,0">
              <text:p/>
            </draw:polygon>
          </draw:g>
          <draw:frame draw:style-name="gr9" draw:text-style-name="P2" draw:layer="layout" svg:width="3.33cm" svg:height="2.497cm" svg:x="2.029cm" svg:y="73.659cm">
            <draw:text-box>
              <text:p text:style-name="P3"><text:span text:style-name="T13">Together with SL, lead post-incident debrief + staff support</text:span></text:p>
            </draw:text-box>
          </draw:frame>
        </draw:g>
        <draw:g>
          <draw:g>
            <draw:polygon draw:style-name="gr1" draw:text-style-name="P1" draw:layer="layout" svg:width="3.33cm" svg:height="1.695cm" svg:x="6.169cm" svg:y="76.294cm" svg:viewBox="0 0 3331 1696" draw:points="0,1696 3331,1696 3331,0 0,0">
              <text:p/>
            </draw:polygon>
            <draw:polygon draw:style-name="gr2" draw:text-style-name="P2" draw:layer="layout" svg:width="3.33cm" svg:height="1.695cm" svg:x="6.169cm" svg:y="76.294cm" svg:viewBox="0 0 3331 1696" draw:points="0,1696 3331,1696 3331,0 0,0">
              <text:p/>
            </draw:polygon>
          </draw:g>
          <draw:frame draw:style-name="gr8" draw:text-style-name="P2" draw:layer="layout" svg:width="3.33cm" svg:height="1.883cm" svg:x="6.169cm" svg:y="76.2cm">
            <draw:text-box>
              <text:p text:style-name="P3"><text:span text:style-name="T5">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8" draw:text-style-name="P2" draw:layer="layout" svg:width="3.33cm" svg:height="1.883cm" svg:x="14.235cm" svg:y="66.345cm">
            <draw:text-box>
              <text:p text:style-name="P3"><text:span text:style-name="T5">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8" draw:text-style-name="P2" draw:layer="layout" svg:width="3.33cm" svg:height="1.883cm" svg:x="21.905cm" svg:y="66.319cm">
            <draw:text-box>
              <text:p text:style-name="P3"><text:span text:style-name="T5">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8" draw:text-style-name="P2" draw:layer="layout" svg:width="3.33cm" svg:height="1.883cm" svg:x="25.67cm" svg:y="66.319cm">
            <draw:text-box>
              <text:p text:style-name="P3"><text:span text:style-name="T5">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25" draw:text-style-name="P2" draw:layer="layout" svg:width="3.33cm" svg:height="2.053cm" svg:x="10.37cm" svg:y="77.307cm" svg:viewBox="0 0 3331 2054" draw:points="0,2054 3331,2054 3331,0 0,0">
              <text:p/>
            </draw:polygon>
          </draw:g>
          <draw:frame draw:style-name="gr9" draw:text-style-name="P2" draw:layer="layout" svg:width="3.33cm" svg:height="2.497cm" svg:x="10.37cm" svg:y="77.085cm">
            <draw:text-box>
              <text:p text:style-name="P3"><text:span text:style-name="T13">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28" draw:text-style-name="P2" draw:layer="layout" svg:width="26.971cm" svg:height="0.753cm" svg:x="2.029cm" svg:y="63.408cm" svg:viewBox="0 0 26972 754" draw:points="0,754 26972,754 26972,0 0,0">
              <text:p/>
            </draw:polygon>
          </draw:g>
          <draw:frame draw:style-name="gr29" draw:text-style-name="P2" draw:layer="layout" svg:width="26.971cm" svg:height="0.753cm" svg:x="2.029cm" svg:y="63.408cm">
            <draw:text-box>
              <text:p text:style-name="P3"><text:span text:style-name="T15">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8" draw:text-style-name="P2" draw:layer="layout" svg:width="3.33cm" svg:height="1.883cm" svg:x="18.135cm" svg:y="66.345cm">
            <draw:text-box>
              <text:p text:style-name="P3"><text:span text:style-name="T5">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30" draw:text-style-name="P2" draw:layer="layout" svg:width="3.33cm" svg:height="1.505cm" svg:x="2.029cm" svg:y="64.607cm" svg:viewBox="0 0 3331 1506" draw:points="0,1506 3331,1506 3331,0 0,0">
              <text:p/>
            </draw:polygon>
          </draw:g>
          <draw:frame draw:style-name="gr26" draw:text-style-name="P2" draw:layer="layout" svg:width="3.33cm" svg:height="1.505cm" svg:x="2.029cm" svg:y="64.607cm">
            <draw:text-box>
              <text:p text:style-name="P3"><text:span text:style-name="T16">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30" draw:text-style-name="P2" draw:layer="layout" svg:width="3.33cm" svg:height="1.505cm" svg:x="6.2cm" svg:y="64.607cm" svg:viewBox="0 0 3331 1506" draw:points="0,1506 3331,1506 3331,0 0,0">
              <text:p/>
            </draw:polygon>
          </draw:g>
          <draw:frame draw:style-name="gr26" draw:text-style-name="P2" draw:layer="layout" svg:width="3.33cm" svg:height="1.505cm" svg:x="6.2cm" svg:y="64.607cm">
            <draw:text-box>
              <text:p text:style-name="P3"><text:span text:style-name="T16">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30" draw:text-style-name="P2" draw:layer="layout" svg:width="3.33cm" svg:height="1.505cm" svg:x="10.25cm" svg:y="64.607cm" svg:viewBox="0 0 3331 1506" draw:points="0,1506 3331,1506 3331,0 0,0">
              <text:p/>
            </draw:polygon>
          </draw:g>
          <draw:frame draw:style-name="gr26" draw:text-style-name="P2" draw:layer="layout" svg:width="3.33cm" svg:height="1.505cm" svg:x="10.25cm" svg:y="64.607cm">
            <draw:text-box>
              <text:p text:style-name="P3"><text:span text:style-name="T16">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30" draw:text-style-name="P2" draw:layer="layout" svg:width="3.33cm" svg:height="1.505cm" svg:x="14.235cm" svg:y="64.607cm" svg:viewBox="0 0 3331 1506" draw:points="0,1506 3331,1506 3331,0 0,0">
              <text:p/>
            </draw:polygon>
          </draw:g>
          <draw:frame draw:style-name="gr26" draw:text-style-name="P2" draw:layer="layout" svg:width="3.33cm" svg:height="1.505cm" svg:x="14.235cm" svg:y="64.607cm">
            <draw:text-box>
              <text:p text:style-name="P3"><text:span text:style-name="T16">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30" draw:text-style-name="P2" draw:layer="layout" svg:width="3.33cm" svg:height="1.505cm" svg:x="18.15cm" svg:y="64.655cm" svg:viewBox="0 0 3331 1506" draw:points="0,1506 3331,1506 3331,0 0,0">
              <text:p/>
            </draw:polygon>
          </draw:g>
          <draw:frame draw:style-name="gr26" draw:text-style-name="P2" draw:layer="layout" svg:width="3.33cm" svg:height="1.505cm" svg:x="18.15cm" svg:y="64.655cm">
            <draw:text-box>
              <text:p text:style-name="P3"><text:span text:style-name="T16">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30" draw:text-style-name="P2" draw:layer="layout" svg:width="3.33cm" svg:height="1.505cm" svg:x="21.935cm" svg:y="64.655cm" svg:viewBox="0 0 3331 1506" draw:points="0,1506 3331,1506 3331,0 0,0">
              <text:p/>
            </draw:polygon>
          </draw:g>
          <draw:frame draw:style-name="gr26" draw:text-style-name="P2" draw:layer="layout" svg:width="3.33cm" svg:height="1.505cm" svg:x="21.935cm" svg:y="64.655cm">
            <draw:text-box>
              <text:p text:style-name="P3"><text:span text:style-name="T16">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30" draw:text-style-name="P2" draw:layer="layout" svg:width="3.33cm" svg:height="1.505cm" svg:x="25.635cm" svg:y="64.655cm" svg:viewBox="0 0 3331 1506" draw:points="0,1506 3331,1506 3331,0 0,0">
              <text:p/>
            </draw:polygon>
          </draw:g>
          <draw:frame draw:style-name="gr26" draw:text-style-name="P2" draw:layer="layout" svg:width="3.33cm" svg:height="1.505cm" svg:x="25.635cm" svg:y="64.655cm">
            <draw:text-box>
              <text:p text:style-name="P3"><text:span text:style-name="T16">Fills out an incident report.</text:span></text:p>
            </draw:text-box>
          </draw:frame>
        </draw:g>
        <draw:g>
          <draw:g>
            <draw:polygon draw:style-name="gr1" draw:text-style-name="P1" draw:layer="layout" svg:width="4cm" svg:height="2.2cm" svg:x="15.605cm" svg:y="5.918cm" svg:viewBox="0 0 4001 2201" draw:points="0,2201 4001,2201 4001,0 0,0">
              <text:p/>
            </draw:polygon>
            <draw:polygon draw:style-name="gr2" draw:text-style-name="P2" draw:layer="layout" svg:width="4cm" svg:height="2.2cm" svg:x="15.605cm" svg:y="5.918cm" svg:viewBox="0 0 4001 2201" draw:points="0,2201 4001,2201 4001,0 0,0">
              <text:p/>
            </draw:polygon>
          </draw:g>
          <draw:frame draw:style-name="gr31" draw:text-style-name="P2" draw:layer="layout" svg:width="4cm" svg:height="2.2cm" svg:x="15.605cm" svg:y="5.918cm">
            <draw:text-box>
              <text:p text:style-name="P3"><text:span text:style-name="T5">If NM is with guardian(s), bring them to Malfare.</text:span></text:p>
            </draw:text-box>
          </draw:frame>
        </draw:g>
        <draw:g>
          <draw:g>
            <draw:path draw:style-name="gr1" draw:text-style-name="P1" draw:layer="layout" svg:width="4cm" svg:height="1.5cm" svg:x="15.5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5.5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5.57cm" svg:y="3.885cm">
            <draw:text-box>
              <text:p text:style-name="P3"><text:span text:style-name="T4">NOMAD</text:span></text:p>
            </draw:text-box>
          </draw:frame>
        </draw:g>
        <draw:g>
          <draw:g>
            <draw:polygon draw:style-name="gr1" draw:text-style-name="P1" draw:layer="layout" svg:width="4cm" svg:height="2.303cm" svg:x="15.605cm" svg:y="8.617cm" svg:viewBox="0 0 4001 2304" draw:points="0,2304 4001,2304 4001,0 0,0">
              <text:p/>
            </draw:polygon>
            <draw:polygon draw:style-name="gr2" draw:text-style-name="P2" draw:layer="layout" svg:width="4cm" svg:height="2.303cm" svg:x="15.605cm" svg:y="8.617cm" svg:viewBox="0 0 4001 2304" draw:points="0,2304 4001,2304 4001,0 0,0">
              <text:p/>
            </draw:polygon>
          </draw:g>
          <draw:frame draw:style-name="gr32" draw:text-style-name="P2" draw:layer="layout" svg:width="4cm" svg:height="2.303cm" svg:x="15.605cm" svg:y="8.617cm">
            <draw:text-box>
              <text:p text:style-name="P3"><text:span text:style-name="T5">Report to Malfare tent to await instructions re. search party </text:span></text:p>
            </draw:text-box>
          </draw:frame>
        </draw:g>
        <draw:g>
          <draw:g>
            <draw:path draw:style-name="gr1" draw:text-style-name="P1" draw:layer="layout" svg:width="3.97cm" svg:height="1.5cm" svg:x="22.28cm" svg:y="21.86cm" svg:viewBox="0 0 3971 1501" svg:d="M3472 1501c91 0 169-21 249-67s137-103 183-183 67-158 67-250v-502c0-91-21-169-67-249s-103-137-183-183-158-67-249-67h-2973c-91 0-169 21-249 67s-137 103-183 183-67 158-67 249v502c0 92 21 170 67 250s103 137 183 183 158 67 249 67z">
              <text:p/>
            </draw:path>
            <draw:path draw:style-name="gr2" draw:text-style-name="P2" draw:layer="layout" svg:width="3.97cm" svg:height="1.5cm" svg:x="22.28cm" svg:y="21.86cm" svg:viewBox="0 0 3971 1501" svg:d="M3472 1501c91 0 169-21 249-67s137-103 183-183 67-158 67-250v-502c0-91-21-169-67-249s-103-137-183-183-158-67-249-67h-2973c-91 0-169 21-249 67s-137 103-183 183-67 158-67 249v502c0 92 21 170 67 250s103 137 183 183 158 67 249 67z">
              <text:p/>
            </draw:path>
          </draw:g>
          <draw:frame draw:style-name="gr7" draw:text-style-name="P2" draw:layer="layout" svg:width="3.97cm" svg:height="1.57cm" svg:x="22.28cm" svg:y="21.825cm">
            <draw:text-box>
              <text:p text:style-name="P3"><text:span text:style-name="T4">MED</text:span></text:p>
            </draw:text-box>
          </draw:frame>
        </draw:g>
        <draw:g>
          <draw:g>
            <draw:polygon draw:style-name="gr1" draw:text-style-name="P1" draw:layer="layout" svg:width="3.859cm" svg:height="5.068cm" svg:x="22.279cm" svg:y="23.852cm" svg:viewBox="0 0 3860 5069" draw:points="0,5069 3860,5069 3860,0 0,0">
              <text:p/>
            </draw:polygon>
            <draw:polygon draw:style-name="gr2" draw:text-style-name="P2" draw:layer="layout" svg:width="3.859cm" svg:height="5.068cm" svg:x="22.279cm" svg:y="23.852cm" svg:viewBox="0 0 3860 5069" draw:points="0,5069 3860,5069 3860,0 0,0">
              <text:p/>
            </draw:polygon>
          </draw:g>
          <draw:frame draw:style-name="gr33" draw:text-style-name="P2" draw:layer="layout" svg:width="3.859cm" svg:height="5.068cm" svg:x="22.279cm" svg:y="23.852cm">
            <draw:text-box>
              <text:p text:style-name="P3"><text:span text:style-name="T5">On hand to treat guardian(s) if needed (fainting, panic, etc.) and child when found, as needed (injury, shock, dehydration, sexual assault, etc.)</text:span></text:p>
            </draw:text-box>
          </draw:frame>
        </draw:g>
        <draw:g>
          <draw:g>
            <draw:polygon draw:style-name="gr1" draw:text-style-name="P1" draw:layer="layout" svg:width="4cm" svg:height="1cm" svg:x="2.07cm" svg:y="47.32cm" svg:viewBox="0 0 4001 1001" draw:points="0,1001 4001,1001 4001,0 0,0">
              <text:p/>
            </draw:polygon>
            <draw:polygon draw:style-name="gr2" draw:text-style-name="P2" draw:layer="layout" svg:width="4cm" svg:height="1cm" svg:x="2.07cm" svg:y="47.32cm" svg:viewBox="0 0 4001 1001" draw:points="0,1001 4001,1001 4001,0 0,0">
              <text:p/>
            </draw:polygon>
          </draw:g>
          <draw:frame draw:style-name="gr10" draw:text-style-name="P2" draw:layer="layout" svg:width="4cm" svg:height="1.269cm" svg:x="2.07cm" svg:y="47.186cm">
            <draw:text-box>
              <text:p text:style-name="P3"><text:span text:style-name="T5">Oversee NMs and INTR </text:span></text:p>
            </draw:text-box>
          </draw:frame>
        </draw:g>
        <draw:g>
          <draw:g>
            <draw:polygon draw:style-name="gr1" draw:text-style-name="P1" draw:layer="layout" svg:width="4cm" svg:height="1.5cm" svg:x="2.07cm" svg:y="49.82cm" svg:viewBox="0 0 4001 1501" draw:points="0,1501 4001,1501 4001,0 0,0">
              <text:p/>
            </draw:polygon>
            <draw:polygon draw:style-name="gr2" draw:text-style-name="P2" draw:layer="layout" svg:width="4cm" svg:height="1.5cm" svg:x="2.07cm" svg:y="49.82cm" svg:viewBox="0 0 4001 1501" draw:points="0,1501 4001,1501 4001,0 0,0">
              <text:p/>
            </draw:polygon>
          </draw:g>
          <draw:frame draw:style-name="gr8" draw:text-style-name="P2" draw:layer="layout" svg:width="4cm" svg:height="1.883cm" svg:x="2.07cm" svg:y="49.629cm">
            <draw:text-box>
              <text:p text:style-name="P3"><text:span text:style-name="T5">Keep record of all involved &amp; who was evacuated to where</text:span></text:p>
            </draw:text-box>
          </draw:frame>
        </draw:g>
        <draw:g>
          <draw:g>
            <draw:polygon draw:style-name="gr1" draw:text-style-name="P1" draw:layer="layout" svg:width="4cm" svg:height="1cm" svg:x="2.07cm" svg:y="48.52cm" svg:viewBox="0 0 4001 1001" draw:points="0,1001 4001,1001 4001,0 0,0">
              <text:p/>
            </draw:polygon>
            <draw:polygon draw:style-name="gr2" draw:text-style-name="P2" draw:layer="layout" svg:width="4cm" svg:height="1cm" svg:x="2.07cm" svg:y="48.52cm" svg:viewBox="0 0 4001 1001" draw:points="0,1001 4001,1001 4001,0 0,0">
              <text:p/>
            </draw:polygon>
          </draw:g>
          <draw:frame draw:style-name="gr10" draw:text-style-name="P2" draw:layer="layout" svg:width="4cm" svg:height="1.269cm" svg:x="2.07cm" svg:y="48.386cm">
            <draw:text-box>
              <text:p text:style-name="P3"><text:span text:style-name="T5">Coordinate with MEDTEAM ,if relevant</text:span></text:p>
            </draw:text-box>
          </draw:frame>
        </draw:g>
        <draw:g>
          <draw:g>
            <draw:polygon draw:style-name="gr1" draw:text-style-name="P1" draw:layer="layout" svg:width="4cm" svg:height="1.5cm" svg:x="2.07cm" svg:y="51.62cm" svg:viewBox="0 0 4001 1501" draw:points="0,1501 4001,1501 4001,0 0,0">
              <text:p/>
            </draw:polygon>
            <draw:polygon draw:style-name="gr2" draw:text-style-name="P2" draw:layer="layout" svg:width="4cm" svg:height="1.5cm" svg:x="2.07cm" svg:y="51.62cm" svg:viewBox="0 0 4001 1501" draw:points="0,1501 4001,1501 4001,0 0,0">
              <text:p/>
            </draw:polygon>
          </draw:g>
          <draw:frame draw:style-name="gr8" draw:text-style-name="P2" draw:layer="layout" svg:width="4cm" svg:height="1.883cm" svg:x="2.07cm" svg:y="51.429cm">
            <draw:text-box>
              <text:p text:style-name="P3"><text:span text:style-name="T5">Coordinate with SL to make all non-medical decisions</text:span></text:p>
            </draw:text-box>
          </draw:frame>
        </draw:g>
        <draw:g>
          <draw:g>
            <draw:polygon draw:style-name="gr1" draw:text-style-name="P1" draw:layer="layout" svg:width="4cm" svg:height="3.768cm" svg:x="2.07cm" svg:y="53.569cm" svg:viewBox="0 0 4001 3769" draw:points="0,3769 4001,3769 4001,0 0,0">
              <text:p/>
            </draw:polygon>
            <draw:polygon draw:style-name="gr12" draw:text-style-name="P2" draw:layer="layout" svg:width="4cm" svg:height="3.768cm" svg:x="2.07cm" svg:y="53.569cm" svg:viewBox="0 0 4001 3769" draw:points="0,3769 4001,3769 4001,0 0,0">
              <text:p/>
            </draw:polygon>
          </draw:g>
          <draw:frame draw:style-name="gr34" draw:text-style-name="P10" draw:layer="layout" svg:width="4cm" svg:height="5.294cm" svg:x="2.07cm" svg:y="52.806cm">
            <draw:text-box>
              <text:p text:style-name="P3"><text:span text:style-name="T6">With SL: verify guardians’ identities and try to determine what happened (including if there was suspected neglect) before child is returned to them</text:span></text:p>
            </draw:text-box>
          </draw:frame>
        </draw:g>
        <draw:g>
          <draw:g>
            <draw:polygon draw:style-name="gr1" draw:text-style-name="P1" draw:layer="layout" svg:width="4cm" svg:height="1.6cm" svg:x="2cm" svg:y="45.42cm" svg:viewBox="0 0 4001 1601" draw:points="0,1601 4001,1601 4001,0 0,0">
              <text:p/>
            </draw:polygon>
            <draw:polygon draw:style-name="gr2" draw:text-style-name="P2" draw:layer="layout" svg:width="4cm" svg:height="1.6cm" svg:x="2cm" svg:y="45.42cm" svg:viewBox="0 0 4001 1601" draw:points="0,1601 4001,1601 4001,0 0,0">
              <text:p/>
            </draw:polygon>
          </draw:g>
          <draw:frame draw:style-name="gr8" draw:text-style-name="P2" draw:layer="layout" svg:width="4cm" svg:height="1.883cm" svg:x="2cm" svg:y="45.279cm">
            <draw:text-box>
              <text:p text:style-name="P3"><text:span text:style-name="T5">Coordinate search effort—controls radio for this purpose</text:span></text:p>
            </draw:text-box>
          </draw:frame>
        </draw:g>
        <draw:g>
          <draw:g>
            <draw:polygon draw:style-name="gr1" draw:text-style-name="P1" draw:layer="layout" svg:width="4cm" svg:height="1.6cm" svg:x="2cm" svg:y="43.62cm" svg:viewBox="0 0 4001 1601" draw:points="0,1601 4001,1601 4001,0 0,0">
              <text:p/>
            </draw:polygon>
            <draw:polygon draw:style-name="gr12" draw:text-style-name="P2" draw:layer="layout" svg:width="4cm" svg:height="1.6cm" svg:x="2cm" svg:y="43.62cm" svg:viewBox="0 0 4001 1601" draw:points="0,1601 4001,1601 4001,0 0,0">
              <text:p/>
            </draw:polygon>
          </draw:g>
          <draw:frame draw:style-name="gr8" draw:text-style-name="P2" draw:layer="layout" svg:width="4cm" svg:height="1.883cm" svg:x="2cm" svg:y="43.479cm">
            <draw:text-box>
              <text:p text:style-name="P3"><text:span text:style-name="T6">Identify best qualified person to stay with guardians.</text:span></text:p>
            </draw:text-box>
          </draw:frame>
        </draw:g>
        <draw:g>
          <draw:g>
            <draw:polygon draw:style-name="gr1" draw:text-style-name="P1" draw:layer="layout" svg:width="4cm" svg:height="1cm" svg:x="2.099cm" svg:y="58.334cm" svg:viewBox="0 0 4001 1001" draw:points="0,1001 4001,1001 4001,0 0,0">
              <text:p/>
            </draw:polygon>
            <draw:polygon draw:style-name="gr2" draw:text-style-name="P2" draw:layer="layout" svg:width="4cm" svg:height="1cm" svg:x="2.099cm" svg:y="58.334cm" svg:viewBox="0 0 4001 1001" draw:points="0,1001 4001,1001 4001,0 0,0">
              <text:p/>
            </draw:polygon>
          </draw:g>
          <draw:frame draw:style-name="gr10" draw:text-style-name="P2" draw:layer="layout" svg:width="4cm" svg:height="1.269cm" svg:x="2.099cm" svg:y="58.2cm">
            <draw:text-box>
              <text:p text:style-name="P3"><text:span text:style-name="T5">Full cooperation with LE.</text:span></text:p>
            </draw:text-box>
          </draw:frame>
        </draw:g>
        <draw:g>
          <draw:g>
            <draw:polygon draw:style-name="gr1" draw:text-style-name="P1" draw:layer="layout" svg:width="4cm" svg:height="1.068cm" svg:x="1.885cm" svg:y="25.62cm" svg:viewBox="0 0 4001 1069" draw:points="0,1069 4001,1069 4001,0 0,0">
              <text:p/>
            </draw:polygon>
            <draw:polygon draw:style-name="gr2" draw:text-style-name="P2" draw:layer="layout" svg:width="4cm" svg:height="1.068cm" svg:x="1.885cm" svg:y="25.62cm" svg:viewBox="0 0 4001 1069" draw:points="0,1069 4001,1069 4001,0 0,0">
              <text:p/>
            </draw:polygon>
          </draw:g>
          <draw:frame draw:style-name="gr10" draw:text-style-name="P2" draw:layer="layout" svg:width="4cm" svg:height="1.269cm" svg:x="1.885cm" svg:y="25.52cm">
            <draw:text-box>
              <text:p text:style-name="P3"><text:span text:style-name="T5">Gather info from guardian(s)</text:span></text:p>
            </draw:text-box>
          </draw:frame>
        </draw:g>
        <draw:g>
          <draw:g>
            <draw:polygon draw:style-name="gr1" draw:text-style-name="P1" draw:layer="layout" svg:width="4cm" svg:height="1.068cm" svg:x="1.885cm" svg:y="27.388cm" svg:viewBox="0 0 4001 1069" draw:points="0,1069 4001,1069 4001,0 0,0">
              <text:p/>
            </draw:polygon>
            <draw:polygon draw:style-name="gr2" draw:text-style-name="P2" draw:layer="layout" svg:width="4cm" svg:height="1.068cm" svg:x="1.885cm" svg:y="27.388cm" svg:viewBox="0 0 4001 1069" draw:points="0,1069 4001,1069 4001,0 0,0">
              <text:p/>
            </draw:polygon>
          </draw:g>
          <draw:frame draw:style-name="gr10" draw:text-style-name="P2" draw:layer="layout" svg:width="4cm" svg:height="1.269cm" svg:x="1.885cm" svg:y="27.288cm">
            <draw:text-box>
              <text:p text:style-name="P3"><text:span text:style-name="T5">Brief NMs for search effort.</text:span></text:p>
            </draw:text-box>
          </draw:frame>
        </draw:g>
        <draw:g>
          <draw:g>
            <draw:polygon draw:style-name="gr1" draw:text-style-name="P1" draw:layer="layout" svg:width="4cm" svg:height="3.525cm" svg:x="21.27cm" svg:y="47.13cm" svg:viewBox="0 0 4001 3526" draw:points="0,3526 4001,3526 4001,0 0,0">
              <text:p/>
            </draw:polygon>
            <draw:polygon draw:style-name="gr12" draw:text-style-name="P2" draw:layer="layout" svg:width="4cm" svg:height="3.525cm" svg:x="21.27cm" svg:y="47.13cm" svg:viewBox="0 0 4001 3526" draw:points="0,3526 4001,3526 4001,0 0,0">
              <text:p/>
            </draw:polygon>
          </draw:g>
          <draw:frame draw:style-name="gr35" draw:text-style-name="P2" draw:layer="layout" svg:width="4cm" svg:height="4.339cm" svg:x="21.27cm" svg:y="46.723cm">
            <draw:text-box>
              <text:p text:style-name="P3"><text:span text:style-name="T6">With MSL: verify guardians’ identities and determine what happened (if there was neglect) before child is returned to them</text:span></text:p>
            </draw:text-box>
          </draw:frame>
        </draw:g>
        <draw:g>
          <draw:g>
            <draw:polygon draw:style-name="gr1" draw:text-style-name="P1" draw:layer="layout" svg:width="3.859cm" svg:height="5.068cm" svg:x="12.553cm" svg:y="43.63cm" svg:viewBox="0 0 3860 5069" draw:points="0,5069 3860,5069 3860,0 0,0">
              <text:p/>
            </draw:polygon>
            <draw:polygon draw:style-name="gr2" draw:text-style-name="P2" draw:layer="layout" svg:width="3.859cm" svg:height="5.068cm" svg:x="12.553cm" svg:y="43.63cm" svg:viewBox="0 0 3860 5069" draw:points="0,5069 3860,5069 3860,0 0,0">
              <text:p/>
            </draw:polygon>
          </draw:g>
          <draw:frame draw:style-name="gr33" draw:text-style-name="P2" draw:layer="layout" svg:width="3.859cm" svg:height="5.068cm" svg:x="12.553cm" svg:y="43.63cm">
            <draw:text-box>
              <text:p text:style-name="P3"><text:span text:style-name="T5">On hand to treat guardian(s) if needed (fainting, panic, etc.) and child when found, as needed (injury, shock, dehydration, sexual assault, etc.)</text:span></text:p>
            </draw:text-box>
          </draw:frame>
        </draw:g>
        <draw:g>
          <draw:g>
            <draw:polygon draw:style-name="gr1" draw:text-style-name="P1" draw:layer="layout" svg:width="4cm" svg:height="1cm" svg:x="21.27cm" svg:y="51.155cm" svg:viewBox="0 0 4001 1001" draw:points="0,1001 4001,1001 4001,0 0,0">
              <text:p/>
            </draw:polygon>
            <draw:polygon draw:style-name="gr2" draw:text-style-name="P2" draw:layer="layout" svg:width="4cm" svg:height="1cm" svg:x="21.27cm" svg:y="51.155cm" svg:viewBox="0 0 4001 1001" draw:points="0,1001 4001,1001 4001,0 0,0">
              <text:p/>
            </draw:polygon>
          </draw:g>
          <draw:frame draw:style-name="gr10" draw:text-style-name="P2" draw:layer="layout" svg:width="4cm" svg:height="1.269cm" svg:x="21.27cm" svg:y="51.021cm">
            <draw:text-box>
              <text:p text:style-name="P3"><text:span text:style-name="T5">Full cooperation with LE.</text:span></text:p>
            </draw:text-box>
          </draw:frame>
        </draw:g>
        <draw:g>
          <draw:g>
            <draw:path draw:style-name="gr1" draw:text-style-name="P1"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path draw:style-name="gr2" draw:text-style-name="P2"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g>
          <draw:frame draw:style-name="gr7" draw:text-style-name="P2" draw:layer="layout" svg:width="2.6cm" svg:height="1.57cm" svg:x="25.97cm" svg:y="41.636cm">
            <draw:text-box>
              <text:p text:style-name="P3"><text:span text:style-name="T4">WE</text:span></text:p>
            </draw:text-box>
          </draw:frame>
        </draw:g>
        <draw:g>
          <draw:g>
            <draw:polygon draw:style-name="gr1" draw:text-style-name="P1" draw:layer="layout" svg:width="2.6cm" svg:height="3.25cm" svg:x="25.97cm" svg:y="43.67cm" svg:viewBox="0 0 2601 3251" draw:points="0,3251 2601,3251 2601,0 0,0">
              <text:p/>
            </draw:polygon>
            <draw:polygon draw:style-name="gr2" draw:text-style-name="P2" draw:layer="layout" svg:width="2.6cm" svg:height="3.25cm" svg:x="25.97cm" svg:y="43.67cm" svg:viewBox="0 0 2601 3251" draw:points="0,3251 2601,3251 2601,0 0,0">
              <text:p/>
            </draw:polygon>
          </draw:g>
          <draw:frame draw:style-name="gr19" draw:text-style-name="P2" draw:layer="layout" svg:width="2.6cm" svg:height="3.725cm" svg:x="25.97cm" svg:y="43.433cm">
            <draw:text-box>
              <text:p text:style-name="P3"><text:span text:style-name="T5">Manage Malfare in MSL absence + on hand to help as needed.</text:span></text:p>
            </draw:text-box>
          </draw:frame>
        </draw:g>
        <draw:frame draw:style-name="gr36" draw:text-style-name="P12" draw:layer="layout" svg:width="20.686cm" svg:height="6.5cm" svg:x="7.3cm" svg:y="13.6cm">
          <draw:text-box>
            <text:p text:style-name="P11"><text:span text:style-name="T17">Gate should be immediately closed, and all traffic out of the event halted, until such time as the child is located.</text:span></text:p>
            <text:p text:style-name="P6"><text:span text:style-name="T18">The guardian(s) do NOT help in search and do not leave Malfare/Welfare Enough/Ohana.</text:span></text:p>
            <text:p text:style-name="P6"><text:span text:style-name="T18">MSL finds someone to stay with guardian(s) at all times!</text:span><text:span text:style-name="T18"><text:line-break/></text:span><text:span text:style-name="T17">If you are related to or close friends with the child and/or guardian(s) involved, you are not to be involved in any interviews, decisions or discussions about decisions regarding the case!</text:span><text:span text:style-name="T17"><text:line-break/></text:span><text:span text:style-name="T17">If there is/are alleged suspect(s) – do not apprehend. Point out to law enforcement.</text:span><text:span text:style-name="T17"><text:line-break/></text:span><text:span text:style-name="T17"/></text:p>
          </draw:text-box>
        </draw:frame>
        <draw:g>
          <draw:g>
            <draw:polygon draw:style-name="gr37" draw:text-style-name="P13" draw:layer="layout" svg:width="20.686cm" svg:height="6.133cm" svg:x="7.413cm" svg:y="32.512cm" svg:viewBox="0 0 20687 6134" draw:points="0,6134 20687,6134 20687,0 0,0">
              <text:p/>
            </draw:polygon>
            <draw:polygon draw:style-name="gr2" draw:text-style-name="P2" draw:layer="layout" svg:width="20.686cm" svg:height="6.133cm" svg:x="7cm" svg:y="32.335cm" svg:viewBox="0 0 20687 6134" draw:points="0,6134 20687,6134 20687,0 0,0">
              <text:p/>
            </draw:polygon>
          </draw:g>
          <draw:frame draw:style-name="gr38" draw:text-style-name="P7" draw:layer="layout" svg:width="20.686cm" svg:height="7.161cm" svg:x="7.57cm" svg:y="31.839cm">
            <draw:text-box>
              <text:p text:style-name="P6"><text:span text:style-name="T17">Gate should be immediately closed, and all traffic out of the event halted, until such time as the child is located.</text:span></text:p>
              <text:p text:style-name="P11"><text:span text:style-name="T18">The guardian(s) do NOT help in search and do not leave Malfare/Welfare Enough/Ohana.</text:span></text:p>
              <text:p text:style-name="P6"><text:span text:style-name="T18">MSL finds someone to stay with guardian(s) at all times!</text:span><text:span text:style-name="T18"><text:line-break/></text:span><text:span text:style-name="T17">If you are related to or close friends with the child and/or guardian(s) involved, you are not to be involved in any interviews, decisions or discussions about decisions regarding the case!</text:span><text:span text:style-name="T17"><text:line-break/></text:span><text:span text:style-name="T17">If there is/are alleged suspect(s) – do not apprehend. Point out to law enforcement.</text:span><text:span text:style-name="T17"><text:line-break/></text:span><text:span text:style-name="T17"/></text:p>
            </draw:text-box>
          </draw:frame>
        </draw:g>
        <draw:g>
          <draw:g>
            <draw:polygon draw:style-name="gr37" draw:text-style-name="P13" draw:layer="layout" svg:width="20.686cm" svg:height="4.67cm" svg:x="8.304cm" svg:y="55.136cm" svg:viewBox="0 0 20687 4671" draw:points="0,4671 20687,4671 20687,0 0,0">
              <text:p/>
            </draw:polygon>
            <draw:polygon draw:style-name="gr2" draw:text-style-name="P2" draw:layer="layout" svg:width="20.686cm" svg:height="4.67cm" svg:x="8.304cm" svg:y="55.136cm" svg:viewBox="0 0 20687 4671" draw:points="0,4671 20687,4671 20687,0 0,0">
              <text:p/>
            </draw:polygon>
          </draw:g>
          <draw:frame draw:style-name="gr39" draw:text-style-name="P12" draw:layer="layout" svg:width="20.686cm" svg:height="5.343cm" svg:x="8.304cm" svg:y="54.8cm">
            <draw:text-box>
              <text:p text:style-name="P11"><text:span text:style-name="T19">Gate should be immediately closed, and all traffic out of the event halted, until such time as the child is located.</text:span></text:p>
              <text:p text:style-name="P6"><text:span text:style-name="T20">The guardian(s) do NOT help in search and do not leave Malfare/Welfare Enough/Ohana.</text:span></text:p>
              <text:p text:style-name="P6"><text:span text:style-name="T20">MSL finds someone to stay with guardian(s) at all times!</text:span><text:span text:style-name="T20"><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If there is/are alleged suspect(s) – do not apprehend. Point out to law enforcement.</text:span><text:span text:style-name="T19"><text:line-break/></text:span><text:span text:style-name="T19"/></text:p>
            </draw:text-box>
          </draw:frame>
        </draw:g>
        <draw:g>
          <draw:g>
            <draw:polygon draw:style-name="gr1" draw:text-style-name="P1" draw:layer="layout" svg:width="4cm" svg:height="1.765cm" svg:x="1.885cm" svg:y="29.02cm" svg:viewBox="0 0 4001 1766" draw:points="0,1766 4001,1766 4001,0 0,0">
              <text:p/>
            </draw:polygon>
            <draw:polygon draw:style-name="gr2" draw:text-style-name="P2" draw:layer="layout" svg:width="4cm" svg:height="1.765cm" svg:x="1.885cm" svg:y="29.02cm" svg:viewBox="0 0 4001 1766" draw:points="0,1766 4001,1766 4001,0 0,0">
              <text:p/>
            </draw:polygon>
          </draw:g>
          <draw:frame draw:style-name="gr8" draw:text-style-name="P2" draw:layer="layout" svg:width="4cm" svg:height="1.883cm" svg:x="1.885cm" svg:y="28.961cm">
            <draw:text-box>
              <text:p text:style-name="P3"><text:span text:style-name="T5">Gives ‘All Com’ with description of child if appropriate</text:span></text:p>
            </draw:text-box>
          </draw:frame>
        </draw:g>
        <draw:g>
          <draw:g>
            <draw:polygon draw:style-name="gr1" draw:text-style-name="P1" draw:layer="layout" svg:width="3.56cm" svg:height="4.002cm" svg:x="6.315cm" svg:y="8.219cm" svg:viewBox="0 0 3561 4003" draw:points="0,4003 3561,4003 3561,0 0,0">
              <text:p/>
            </draw:polygon>
            <draw:polygon draw:style-name="gr12" draw:text-style-name="P2" draw:layer="layout" svg:width="3.56cm" svg:height="4.002cm" svg:x="6.315cm" svg:y="8.219cm" svg:viewBox="0 0 3561 4003" draw:points="0,4003 3561,4003 3561,0 0,0">
              <text:p/>
            </draw:polygon>
          </draw:g>
          <draw:frame draw:style-name="gr40" draw:text-style-name="P2" draw:layer="layout" svg:width="3.56cm" svg:height="4.561cm" svg:x="6.315cm" svg:y="7.94cm">
            <draw:text-box>
              <text:p text:style-name="P3"><text:span text:style-name="T21">NOTE: Do not attempt to forcibly or physically stop anyone from leaving – take down plate numbers or relevant description and report to MSL. </text:span></text:p>
            </draw:text-box>
          </draw:frame>
        </draw:g>
        <draw:polyline draw:style-name="gr11" draw:text-style-name="P2" draw:layer="layout" svg:width="0.005cm" svg:height="0.299cm" svg:x="8.095cm" svg:y="7.92cm" svg:viewBox="0 0 6 300" draw:points="6,0 6,93 0,93 0,3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9:19:12.082137000</dc:date>
    <meta:creation-date>2012-06-21T06:00:25Z</meta:creation-date>
    <meta:initial-creator>alanl</meta:initial-creator>
    <meta:generator>LibreOffice/4.4.0.3$MacOSX_X86_64 LibreOffice_project/de093506bcdc5fafd9023ee680b8c60e3e0645d7</meta:generator>
    <meta:editing-duration>PT10M28S</meta:editing-duration>
    <meta:editing-cycles>2</meta:editing-cycles>
    <meta:document-statistic meta:object-count="507"/>
  </office:meta>
</office:document-meta>
</file>